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20000025000069D500002AAF765C45A3796D4B49.wmf" manifest:media-type="image/x-w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5" svg:font-family="Arial"/>
    <style:font-face style:name="Calibri2" svg:font-family="Calibri"/>
    <style:font-face style:name="Calibri4" svg:font-family="Calibri" style:font-family-generic="modern"/>
    <style:font-face style:name="Courier New2" svg:font-family="'Courier New'" style:font-family-generic="modern"/>
    <style:font-face style:name="Arial2" svg:font-family="Arial" style:font-family-generic="roman"/>
    <style:font-face style:name="Calibri3" svg:font-family="Calibri" style:font-family-generic="roman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Courier New3" svg:font-family="'Courier New'" style:font-family-generic="decorative" style:font-pitch="variable"/>
    <style:font-face style:name="Noto Sans CJK SC Regular2" svg:font-family="'Noto Sans CJK SC Regular'" style:font-family-generic="decorative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Arial4" svg:font-family="Arial" style:font-family-generic="swiss" style:font-pitch="variable"/>
    <style:font-face style:name="Liberation Sans4" svg:font-family="'Liberation Sans'" style:font-family-generic="swiss" style:font-pitch="variable"/>
    <style:font-face style:name="Nachlieli CLM3" svg:font-family="'Nachlieli CLM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aed1ee" draw:textarea-vertical-align="top" draw:auto-grow-height="true" draw:fit-to-size="false" fo:min-height="0cm" fo:min-width="0cm" fo:padding-top="0.13cm" fo:padding-bottom="0.13cm" fo:padding-left="0.25cm" fo:padding-right="0.25cm" fo:wrap-option="no-wrap" draw:shadow="visible" draw:shadow-offset-x="0.176cm" draw:shadow-offset-y="0.176cm" draw:shadow-color="#919191" draw:shadow-opacity="100%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3cm" fo:padding-bottom="0.123cm" fo:padding-left="0.251cm" fo:padding-right="0.251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3cm" fo:padding-bottom="0.123cm" fo:padding-left="0.251cm" fo:padding-right="0.251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3cm" fo:padding-bottom="0.123cm" fo:padding-left="0.251cm" fo:padding-right="0.251cm" fo:wrap-option="no-wrap"/>
    </style:style>
    <style:style style:name="gr10" style:family="graphic" style:parent-style-name="standard">
      <style:graphic-properties draw:stroke="solid" svg:stroke-width="0.035cm" svg:stroke-color="#000000" draw:stroke-linejoin="miter" draw:fill="solid" draw:fill-color="#fefefc" draw:textarea-vertical-align="middle" draw:auto-grow-height="true" draw:fit-to-size="false" fo:min-height="0cm" fo:min-width="0cm" fo:padding-top="0.381cm" fo:padding-bottom="0.381cm" fo:padding-left="0.508cm" fo:padding-right="0.508cm" fo:wrap-option="no-wrap"/>
    </style:style>
    <style:style style:name="gr11" style:family="graphic" style:parent-style-name="standard">
      <style:graphic-properties draw:stroke="solid" svg:stroke-width="0.035cm" svg:stroke-color="#000000" draw:stroke-linejoin="miter" draw:fill="solid" draw:fill-color="#000000" draw:textarea-vertical-align="middle" draw:auto-grow-height="true" draw:fit-to-size="false" fo:min-height="0cm" fo:min-width="0cm" fo:padding-top="0.381cm" fo:padding-bottom="0.381cm" fo:padding-left="0.508cm" fo:padding-right="0.508cm" fo:wrap-option="no-wrap"/>
    </style:style>
    <style:style style:name="gr12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true" draw:fit-to-size="false" fo:min-height="0cm" fo:min-width="0cm" fo:padding-top="0.381cm" fo:padding-bottom="0.381cm" fo:padding-left="0.508cm" fo:padding-right="0.508cm" fo:wrap-option="no-wrap"/>
    </style:style>
    <style:style style:name="gr13" style:family="graphic" style:parent-style-name="standard">
      <style:graphic-properties draw:stroke="solid" svg:stroke-width="0.035cm" svg:stroke-color="#000000" draw:stroke-linejoin="miter" draw:fill="solid" draw:fill-color="#b2b2b2" draw:textarea-vertical-align="middle" draw:auto-grow-height="true" draw:fit-to-size="false" fo:min-height="0cm" fo:min-width="0cm" fo:padding-top="0.381cm" fo:padding-bottom="0.381cm" fo:padding-left="0.508cm" fo:padding-right="0.508cm" fo:wrap-option="no-wrap"/>
    </style:style>
    <style:style style:name="gr14" style:family="graphic" style:parent-style-name="standard">
      <style:graphic-properties draw:stroke="solid" svg:stroke-width="0.088cm" svg:stroke-color="#000000" draw:stroke-linejoin="miter" draw:fill="none" draw:textarea-vertical-align="middle" draw:auto-grow-height="true" draw:fit-to-size="false" fo:min-height="0cm" fo:min-width="0cm" fo:padding-top="0.381cm" fo:padding-bottom="0.381cm" fo:padding-left="0.508cm" fo:padding-right="0.508cm" fo:wrap-option="no-wrap"/>
    </style:style>
    <style:style style:name="gr15" style:family="graphic" style:parent-style-name="standard">
      <style:graphic-properties draw:stroke="solid" svg:stroke-width="0.035cm" svg:stroke-color="#000000" draw:stroke-linejoin="miter" draw:fill="solid" draw:fill-color="#aed1ee" draw:textarea-vertical-align="middle" draw:auto-grow-height="true" draw:fit-to-size="false" fo:min-height="0cm" fo:min-width="0cm" fo:padding-top="0.381cm" fo:padding-bottom="0.381cm" fo:padding-left="0.508cm" fo:padding-right="0.508cm" fo:wrap-option="wrap"/>
    </style:style>
    <style:style style:name="gr16" style:family="graphic" style:parent-style-name="standard">
      <style:graphic-properties draw:stroke="solid" svg:stroke-width="0.035cm" svg:stroke-color="#000000" draw:stroke-linejoin="miter" draw:fill="solid" draw:fill-color="#aed1ee" draw:textarea-vertical-align="top" draw:auto-grow-height="true" draw:fit-to-size="false" fo:min-height="0cm" fo:min-width="0cm" fo:padding-top="0.381cm" fo:padding-bottom="0.381cm" fo:padding-left="0.508cm" fo:padding-right="0.508cm" fo:wrap-option="no-wrap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381cm" fo:padding-bottom="0.381cm" fo:padding-left="0.508cm" fo:padding-right="0.508cm" fo:wrap-option="no-wrap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35cm" svg:stroke-color="#000000" draw:stroke-linejoin="miter" draw:fill="solid" draw:fill-color="#ff8080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20" style:family="graphic" style:parent-style-name="standard">
      <style:graphic-properties draw:stroke="solid" svg:stroke-width="0.035cm" svg:stroke-color="#000000" draw:stroke-linejoin="miter" draw:fill="solid" draw:fill-color="#ff00ff" draw:textarea-vertical-align="middle" draw:auto-grow-height="true" draw:fit-to-size="false" fo:min-height="0cm" fo:min-width="0cm" fo:padding-top="0.381cm" fo:padding-bottom="0.381cm" fo:padding-left="0.508cm" fo:padding-right="0.508cm" fo:wrap-option="no-wrap"/>
    </style:style>
    <style:style style:name="gr21" style:family="graphic" style:parent-style-name="standard">
      <style:graphic-properties draw:stroke="solid" svg:stroke-width="0.035cm" svg:stroke-color="#000000" draw:stroke-linejoin="miter" draw:fill="solid" draw:fill-color="#aed1ee" draw:textarea-vertical-align="middle" draw:auto-grow-height="true" draw:fit-to-size="false" fo:min-height="0cm" fo:min-width="0cm" fo:padding-top="0.381cm" fo:padding-bottom="0.381cm" fo:padding-left="0.508cm" fo:padding-right="0.508cm" fo:wrap-option="no-wrap"/>
    </style:style>
    <style:style style:name="gr22" style:family="graphic" style:parent-style-name="standard">
      <style:graphic-properties draw:stroke="solid" svg:stroke-width="0.106cm" svg:stroke-color="#000000" draw:stroke-linejoin="miter" draw:fill="solid" draw:fill-color="#ff8080" draw:textarea-vertical-align="top" draw:auto-grow-height="false" draw:fit-to-size="false" fo:min-height="0cm" fo:min-width="0cm" fo:padding-top="0.381cm" fo:padding-bottom="0.381cm" fo:padding-left="0.508cm" fo:padding-right="0.508cm" fo:wrap-option="no-wrap"/>
    </style:style>
    <style:style style:name="gr23" style:family="graphic" style:parent-style-name="standard">
      <style:graphic-properties draw:stroke="solid" svg:stroke-width="0.106cm" svg:stroke-color="#000000" draw:stroke-linejoin="miter" draw:fill="solid" draw:fill-color="#ff00ff" draw:textarea-vertical-align="top" draw:auto-grow-height="false" draw:fit-to-size="false" fo:min-height="0cm" fo:min-width="0cm" fo:padding-top="0.381cm" fo:padding-bottom="0.381cm" fo:padding-left="0.508cm" fo:padding-right="0.508cm" fo:wrap-option="no-wrap"/>
    </style:style>
    <style:style style:name="gr24" style:family="graphic" style:parent-style-name="standard">
      <style:graphic-properties draw:stroke="solid" svg:stroke-width="0.106cm" svg:stroke-color="#000000" draw:stroke-linejoin="miter" draw:fill="solid" draw:fill-color="#aed1ee" draw:textarea-vertical-align="top" draw:auto-grow-height="false" draw:fit-to-size="false" fo:min-height="0cm" fo:min-width="0cm" fo:padding-top="0.381cm" fo:padding-bottom="0.381cm" fo:padding-left="0.508cm" fo:padding-right="0.508cm" fo:wrap-option="no-wrap"/>
    </style:style>
    <style:style style:name="pr1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.123cm" fo:padding-bottom="0.123cm" fo:padding-left="0.251cm" fo:padding-right="0.251cm" fo:wrap-option="no-wrap"/>
    </style:style>
    <style:style style:name="pr3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.123cm" fo:padding-bottom="0.123cm" fo:padding-left="0.251cm" fo:padding-right="0.251cm" fo:wrap-option="no-wrap"/>
    </style:style>
    <style:style style:name="pr4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5" style:family="presentation" style:parent-style-name="Default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6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.123cm" fo:padding-bottom="0.123cm" fo:padding-left="0.251cm" fo:padding-right="0.251cm" fo:wrap-option="wrap"/>
    </style:style>
    <style:style style:name="pr7" style:family="presentation" style:parent-style-name="Default-outline1">
      <style:graphic-properties draw:stroke="none" svg:stroke-width="0cm" draw:fill="none" draw:textarea-vertical-align="top" draw:auto-grow-height="true" draw:fit-to-size="false" fo:min-height="12.807cm" fo:padding-top="0.123cm" fo:padding-bottom="0.123cm" fo:padding-left="0.251cm" fo:padding-right="0.251cm" fo:wrap-option="no-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text-properties fo:font-size="32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8" style:family="paragraph">
      <style:paragraph-properties fo:margin-left="0cm" fo:margin-right="0cm" fo:margin-top="0.246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9" style:family="paragraph">
      <style:paragraph-properties fo:margin-left="0cm" fo:margin-right="0cm" fo:margin-top="0.246cm" fo:margin-bottom="0cm" fo:line-height="9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solid" draw:fill-color="#aed1ee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4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.793cm" fo:margin-right="0cm" fo:margin-top="0.246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margin-top="0.211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8" style:family="paragraph">
      <style:paragraph-properties fo:margin-left="0cm" fo:margin-right="0cm" fo:margin-top="0.246cm" fo:margin-bottom="0cm" fo:line-height="90%" fo:text-align="start" fo:text-indent="0cm" style:punctuation-wrap="simple" style:writing-mode="lr-tb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hyphenate="false"/>
    </style:style>
    <style:style style:name="P19" style:family="paragraph">
      <style:paragraph-properties fo:margin-left="2.116cm" fo:margin-right="0cm" fo:margin-top="0.211cm" fo:margin-bottom="0cm" fo:line-height="90%" fo:text-align="start" fo:text-indent="-0.79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21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.793cm" fo:margin-right="0cm" fo:margin-top="0.282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.793cm" fo:margin-right="0cm" fo:margin-top="0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2.116cm" fo:margin-right="0cm" fo:margin-top="0.282cm" fo:margin-bottom="0cm" fo:text-align="start" fo:text-indent="-0.793cm">
        <style:tab-stops>
          <style:tab-stop style:position="0cm"/>
        </style:tab-stops>
      </style:paragraph-properties>
    </style:style>
    <style:style style:name="P26" style:family="paragraph">
      <loext:graphic-properties draw:fill="solid" draw:fill-color="#fefefc"/>
      <style:paragraph-properties fo:text-align="start" style:font-independent-line-spacing="true"/>
      <style:text-properties fo:font-size="18pt"/>
    </style:style>
    <style:style style:name="P27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2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9" style:family="paragraph">
      <loext:graphic-properties draw:fill="solid" draw:fill-color="#b2b2b2"/>
      <style:paragraph-properties fo:text-align="start" style:font-independent-line-spacing="true"/>
      <style:text-properties fo:font-size="18pt"/>
    </style:style>
    <style:style style:name="P30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style:paragraph-properties fo:margin-left="0cm" fo:margin-right="0cm" fo:margin-top="0.529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style:paragraph-properties fo:margin-left="0.952cm" fo:margin-right="0cm" fo:margin-top="0.282cm" fo:margin-bottom="0cm" fo:line-height="100%" fo:text-align="start" fo:text-indent="-0.951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.952cm"/>
          <style:tab-stop style:position="3.492cm"/>
          <style:tab-stop style:position="6.032cm"/>
          <style:tab-stop style:position="8.572cm"/>
          <style:tab-stop style:position="11.112cm"/>
          <style:tab-stop style:position="13.652cm"/>
          <style:tab-stop style:position="16.192cm"/>
          <style:tab-stop style:position="18.732cm"/>
          <style:tab-stop style:position="21.272cm"/>
          <style:tab-stop style:position="23.812cm"/>
          <style:tab-stop style:position="26.352cm"/>
          <style:tab-stop style:position="28.892cm"/>
        </style:tab-stops>
      </style:paragraph-properties>
      <style:text-properties fo:hyphenate="false"/>
    </style:style>
    <style:style style:name="P34" style:family="paragraph">
      <style:paragraph-properties fo:margin-left="1.322cm" fo:margin-right="0cm" fo:margin-top="0.246cm" fo:margin-bottom="0cm" fo:line-height="100%" fo:text-align="start" fo:text-indent="0cm" style:punctuation-wrap="simple" style:writing-mode="lr-tb">
        <style:tab-stops>
          <style:tab-stop style:position="2.275cm"/>
          <style:tab-stop style:position="4.815cm"/>
          <style:tab-stop style:position="7.355cm"/>
          <style:tab-stop style:position="9.895cm"/>
          <style:tab-stop style:position="12.435cm"/>
          <style:tab-stop style:position="14.975cm"/>
          <style:tab-stop style:position="17.515cm"/>
          <style:tab-stop style:position="20.055cm"/>
          <style:tab-stop style:position="22.595cm"/>
          <style:tab-stop style:position="25.135cm"/>
          <style:tab-stop style:position="27.675cm"/>
          <style:tab-stop style:position="30.215cm"/>
        </style:tab-stops>
      </style:paragraph-properties>
      <style:text-properties fo:hyphenate="false"/>
    </style:style>
    <style:style style:name="P35" style:family="paragraph">
      <loext:graphic-properties draw:fill="solid" draw:fill-color="#ff8080"/>
      <style:paragraph-properties fo:text-align="start" style:font-independent-line-spacing="true"/>
      <style:text-properties fo:font-size="18pt"/>
    </style:style>
    <style:style style:name="P36" style:family="paragraph">
      <loext:graphic-properties draw:fill="solid" draw:fill-color="#ff00ff"/>
      <style:paragraph-properties fo:text-align="start" style:font-independent-line-spacing="true"/>
      <style:text-properties fo:font-size="18pt"/>
    </style:style>
    <style:style style:name="P3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ic Sans MS" fo:font-size="32pt" fo:letter-spacing="normal" fo:font-style="italic" style:text-underline-style="none" fo:font-weight="bold" style:font-name-asian="Times New Roman (Hebrew)1" style:font-size-asian="32pt" style:font-style-asian="italic" style:font-weight-asian="bold" style:font-name-complex="Times New Roman (Hebrew)2" style:font-size-complex="32pt" style:font-style-complex="italic" style:font-weight-complex="bold"/>
    </style:style>
    <style:style style:name="T2" style:family="text">
      <style:text-properties fo:font-size="32pt"/>
    </style:style>
    <style:style style:name="T3" style:family="text">
      <style:text-properties fo:font-variant="normal" fo:text-transform="none" fo:color="#000099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Courier New1" style:font-size-complex="32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Arial4" style:font-size-complex="32pt" style:font-style-complex="normal" style:font-weight-complex="normal"/>
    </style:style>
    <style:style style:name="T7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Arial4" style:font-size-complex="3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9" style:family="text">
      <style:text-properties fo:font-variant="normal" fo:text-transform="none" fo:color="#000099" style:text-line-through-style="none" style:text-line-through-type="none" style:text-position="0% 100%" style:font-name="Arial4" fo:font-size="36pt" fo:letter-spacing="normal" fo:font-style="normal" style:text-underline-style="none" fo:font-weight="bold" style:font-name-asian="Times New Roman (Hebrew)1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Times New Roman (Hebrew)2" style:font-size-complex="2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Courier New3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Courier New3" style:font-size-asian="32pt" style:font-style-asian="normal" style:font-weight-asian="bold" style:font-name-complex="Courier New1" style:font-size-complex="32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4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4" fo:font-size="32pt" fo:letter-spacing="normal" fo:font-style="normal" style:text-underline-style="none" fo:font-weight="normal" style:font-name-asian="Courier New3" style:font-size-asian="32pt" style:font-style-asian="normal" style:font-weight-asian="normal" style:font-name-complex="Courier New1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none" fo:font-weight="normal" style:font-name-asian="Courier New3" style:font-size-asian="32pt" style:font-style-asian="normal" style:font-weight-asian="normal" style:font-name-complex="Courier New1" style:font-size-complex="32pt" style:font-style-complex="normal" style:font-weight-complex="normal"/>
    </style:style>
    <style:style style:name="T17" style:family="text">
      <style:text-properties fo:font-variant="normal" fo:text-transform="none" fo:color="#000099" style:text-line-through-style="none" style:text-line-through-type="none" style:text-position="0% 100%" style:font-name="Arial4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19" style:family="text">
      <style:text-properties fo:font-variant="normal" fo:text-transform="none" fo:color="#008000" style:text-line-through-style="none" style:text-line-through-type="none" style:text-position="0% 100%" style:font-name="Times New Roman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20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urier New1" fo:font-size="22pt" fo:letter-spacing="normal" fo:font-style="normal" style:text-underline-style="none" fo:font-weight="bold" style:font-name-asian="Times New Roman (Hebrew)1" style:font-size-asian="22pt" style:font-style-asian="normal" style:font-weight-asian="bold" style:font-name-complex="Times New Roman (Hebrew)2" style:font-size-complex="22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Arial4" style:font-size-complex="2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4" fo:font-size="24pt" fo:letter-spacing="normal" fo:font-style="normal" style:text-underline-style="none" fo:font-weight="normal" style:font-name-asian="Arial6" style:font-size-asian="24pt" style:font-style-asian="normal" style:font-weight-asian="normal" style:font-name-complex="Arial4" style:font-size-complex="2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Courier New3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28" style:family="text">
      <style:text-properties fo:font-variant="normal" fo:text-transform="none" fo:color="#80008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Times New Roman (Hebrew)1" style:font-size-asian="40pt" style:font-style-asian="normal" style:font-weight-asian="bold" style:font-name-complex="Times New Roman (Hebrew)2" style:font-size-complex="40pt" style:font-style-complex="normal" style:font-weight-complex="bold"/>
    </style:style>
    <style:style style:name="T29" style:family="text">
      <style:text-properties fo:font-variant="normal" fo:text-transform="none" fo:color="#000099" style:text-line-through-style="none" style:text-line-through-type="none" style:text-position="0% 100%" style:font-name="Arial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30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4" style:font-size-complex="40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italic" style:text-underline-style="none" fo:font-weight="normal" style:font-name-asian="Times New Roman (Hebrew)1" style:font-size-asian="28pt" style:font-style-asian="italic" style:font-weight-asian="normal" style:font-name-complex="Times New Roman (Hebrew)2" style:font-size-complex="28pt" style:font-style-complex="italic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solid" style:text-underline-width="auto" style:text-underline-color="font-color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34" style:family="text">
      <style:text-properties fo:font-variant="normal" fo:text-transform="none" fo:color="#80008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bold" style:font-name-asian="Times New Roman (Hebrew)1" style:font-size-asian="20pt" style:font-style-asian="normal" style:font-weight-asian="bold" style:font-name-complex="Times New Roman (Hebrew)2" style:font-size-complex="20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solid" style:text-underline-width="auto" style:text-underline-color="font-color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37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solid" style:text-underline-width="auto" style:text-underline-color="font-color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4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name-asian="Courier New3" style:font-size-asian="24pt" style:font-style-asian="normal" style:font-weight-asian="normal" style:font-name-complex="Courier New1" style:font-size-complex="24pt" style:font-style-complex="normal" style:font-weight-complex="normal"/>
    </style:style>
    <style:style style:name="T41" style:family="text">
      <style:text-properties fo:font-variant="normal" fo:text-transform="none" fo:color="#80008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4" style:font-size-complex="40pt" style:font-style-complex="normal" style:font-weight-complex="bold"/>
    </style:style>
    <style:style style:name="T42" style:family="text">
      <style:text-properties fo:font-variant="normal" fo:text-transform="none" fo:color="#000099" style:text-line-through-style="none" style:text-line-through-type="none" style:text-position="0% 100%" style:font-name="Arial" fo:font-size="38pt" fo:letter-spacing="normal" fo:font-style="normal" style:text-underline-style="none" fo:font-weight="bold" style:font-size-asian="38pt" style:font-style-asian="normal" style:font-weight-asian="bold" style:font-size-complex="3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2cm"/>
        <style:text-properties style:font-name="Courier New1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1.269cm"/>
        <style:text-properties style:font-name="Arial4" fo:color="#474747" fo:font-size="7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2cm"/>
        <style:text-properties style:font-name="Arial4" fo:color="#47474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792cm"/>
        <style:text-properties fo:color="#474747" fo:font-size="70%"/>
      </text:list-level-style-number>
      <text:list-level-style-bullet text:level="2" text:bullet-char="•">
        <style:list-level-properties text:space-before="1.323cm" text:min-label-width="0.793cm"/>
        <style:text-properties style:font-name="Courier New1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bullet text:level="2" text:bullet-char="•">
        <style:list-level-properties text:space-before="1.323cm" text:min-label-width="0.793cm"/>
        <style:text-properties style:font-name="Courier New1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bullet text:level="2" text:bullet-char="•">
        <style:list-level-properties text:space-before="1.323cm" text:min-label-width="1.269cm"/>
        <style:text-properties style:font-name="Arial4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bullet text:level="2" text:bullet-char="•">
        <style:list-level-properties text:space-before="1.323cm" text:min-label-width="0.793cm"/>
        <style:text-properties style:font-name="Arial4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draw:g draw:name="Group 1">
          <draw:frame draw:name="Picture 2" draw:style-name="gr1" draw:text-style-name="P1" draw:layer="layout" svg:width="6.543cm" svg:height="2.636cm" svg:x="8.255cm" svg:y="1.173cm">
            <draw:image xlink:href="Pictures/20000025000069D500002AAF765C45A3796D4B49.wmf" xlink:type="simple" xlink:show="embed" xlink:actuate="onLoad">
              <text:p/>
            </draw:image>
          </draw:frame>
          <draw:custom-shape draw:name="Freeform 3" draw:style-name="gr2" draw:text-style-name="P3" draw:layer="layout" svg:width="5.326cm" svg:height="1.692cm" svg:x="8.828cm" svg:y="1.61cm">
            <text:p text:style-name="P2"><text:span text:style-name="T1">Stream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gr3" draw:text-style-name="P4" draw:layer="layout" svg:width="17.272cm" svg:height="2.783cm" svg:x="3.81cm" svg:y="12.701cm">
          <draw:text-box>
            <text:p><text:span text:style-name="T2">Version 1: Dr. Ofir Pele</text:span></text:p>
            <text:p><text:span text:style-name="T2">Version 2: Dr. Erel Segal-Halevi</text:span></text:p>
          </draw:text-box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4" draw:layer="layout" svg:width="12.69cm" svg:height="9.515cm" svg:x="3.179cm" svg:y="1.909cm" draw:page-number="1" presentation:class="page"/>
          <draw:frame draw:name="Notes Placeholder 2" presentation:style-name="pr1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Output stream" draw:style-name="dp1" draw:master-page-name="Default" xml:id="id2" draw:id="id2">
        <draw:frame draw:name="Title 1" presentation:style-name="pr2" draw:text-style-name="P7" draw:layer="layout" svg:width="21.478cm" svg:height="3.427cm" svg:x="3.364cm" svg:y="0.296cm" presentation:class="title" presentation:user-transformed="true">
          <draw:text-box>
            <text:p text:style-name="P6"><text:span text:style-name="T3">Output stream</text:span></text:p>
          </draw:text-box>
        </draw:frame>
        <draw:frame draw:name="Text Placeholder 2" presentation:style-name="pr3" draw:text-style-name="P10" draw:layer="layout" svg:width="23.059cm" svg:height="11.044cm" svg:x="0.741cm" svg:y="3.597cm" presentation:class="outline" presentation:user-transformed="true">
          <draw:text-box>
            <text:list text:style-name="L2">
              <text:list-item>
                <text:p text:style-name="P8"><text:span text:style-name="T4">ostream</text:span><text:span text:style-name="T5"> is the type defined by the library </text:span></text:p>
              </text:list-item>
            </text:list>
            <text:p text:style-name="P9"><text:span text:style-name="T5">for output streams.</text:span></text:p>
            <text:list text:style-name="L4">
              <text:list-item>
                <text:p text:style-name="P8"><text:span text:style-name="T4">cout </text:span><text:span text:style-name="T6">is a global </text:span><text:span text:style-name="T7">object</text:span><text:span text:style-name="T6"> of type </text:span><text:span text:style-name="T4">ostream </text:span></text:p>
              </text:list-item>
            </text:list>
            <text:p text:style-name="P9"><text:span text:style-name="T6">attached to stdout.</text:span></text:p>
            <text:list text:style-name="L2">
              <text:list-item>
                <text:p text:style-name="P8"><text:span text:style-name="T6">Examples:</text:span></text:p>
              </text:list-item>
            </text:list>
          </draw:text-box>
        </draw:frame>
        <draw:custom-shape draw:name="Freeform 3" draw:style-name="gr5" draw:text-style-name="P3" draw:layer="layout" svg:width="0.934cm" svg:height="1.269cm" svg:x="1.27cm" svg:y="5.9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6" draw:text-style-name="P12" draw:layer="layout" svg:width="20.146cm" svg:height="5.675cm" svg:x="2.686cm" svg:y="12.7cm">
          <text:p text:style-name="P11"><text:span text:style-name="T8">#include &lt;iostream&gt;</text:span></text:p>
          <text:p text:style-name="P11"><text:span text:style-name="T8"/></text:p>
          <text:p text:style-name="P11"><text:span text:style-name="T8">std::cout &lt;&lt; 7;</text:span><text:span text:style-name="T8"><text:line-break/></text:span><text:span text:style-name="T8">std::cout &lt;&lt; “Hello World\n”;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4" draw:layer="layout" svg:width="12.69cm" svg:height="9.52cm" svg:x="3.179cm" svg:y="1.931cm" draw:page-number="2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xml:id="id3" draw:id="id3">
        <draw:custom-shape draw:name="Freeform 1" draw:style-name="gr5" draw:text-style-name="P3" draw:layer="layout" svg:width="0.934cm" svg:height="1.269cm" svg:x="1.27cm" svg:y="5.9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ext Placeholder 2" presentation:style-name="pr3" draw:text-style-name="P10" draw:layer="layout" svg:width="24.333cm" svg:height="11.044cm" svg:x="0.065cm" svg:y="3.641cm" presentation:class="outline" presentation:user-transformed="true">
          <draw:text-box>
            <text:list text:style-name="L2">
              <text:list-item>
                <text:p text:style-name="P13"><text:span text:style-name="T5">The </text:span><text:span text:style-name="T4">ostream</text:span><text:span text:style-name="T5"> overloads the </text:span><text:span text:style-name="T4">&lt;&lt;</text:span><text:span text:style-name="T5"> operator for </text:span></text:p>
              </text:list-item>
            </text:list>
            <text:p text:style-name="P14"><text:span text:style-name="T5">each basic type.</text:span></text:p>
            <text:list text:continue-numbering="true" text:style-name="L2">
              <text:list-item>
                <text:p text:style-name="P13"><text:span text:style-name="T5">The operator returns a reference to the </text:span></text:p>
              </text:list-item>
            </text:list>
            <text:p text:style-name="P14"><text:span text:style-name="T5">output stream, which allows combined output:</text:span></text:p>
          </draw:text-box>
        </draw:frame>
        <draw:custom-shape draw:name="Freeform 3" draw:style-name="gr7" draw:text-style-name="P3" draw:layer="layout" svg:width="21.478cm" svg:height="3.174cm" svg:x="3.365cm" svg:y="0.467cm">
          <text:p text:style-name="P11"><text:span text:style-name="T9">Output stream continued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6" draw:text-style-name="P12" draw:layer="layout" svg:width="23.871cm" svg:height="1.275cm" svg:x="0.868cm" svg:y="10.873cm">
          <text:p text:style-name="P11"><text:span text:style-name="T10">std::cout &lt;&lt; “2 + 3 = “ &lt;&lt; 2 + 3 &lt;&lt; std::endl;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8" draw:text-style-name="P3" draw:layer="layout" svg:width="24.01cm" svg:height="6.979cm" svg:x="0.066cm" svg:y="11.08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4" draw:layer="layout" svg:width="12.69cm" svg:height="9.52cm" svg:x="3.179cm" svg:y="1.931cm" draw:page-number="3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xml:id="id4" draw:id="id4">
        <draw:custom-shape draw:name="Freeform 1" draw:style-name="gr7" draw:text-style-name="P3" draw:layer="layout" svg:width="21.478cm" svg:height="3.174cm" svg:x="3.365cm" svg:y="0.467cm">
          <text:p text:style-name="P11"><text:span text:style-name="T9">Error output stream objects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" draw:style-name="gr9" draw:text-style-name="P3" draw:layer="layout" svg:width="26.669cm" svg:height="14.886cm" svg:x="1.27cm" svg:y="3.175cm">
          <text:p text:style-name="P15"><text:span text:style-name="T11"/></text:p>
          <text:list text:style-name="L5">
            <text:list-item>
              <text:p text:style-name="P16"><text:span text:style-name="T12">cerr </text:span><text:span text:style-name="T13">is similar to</text:span><text:span text:style-name="T14"> </text:span><text:span text:style-name="T12">cout</text:span><text:span text:style-name="T14">, </text:span><text:span text:style-name="T13">it is attached to</text:span></text:p>
            </text:list-item>
          </text:list>
          <text:p text:style-name="P16"><text:span text:style-name="T13">stderr.</text:span></text:p>
          <text:list text:continue-numbering="true" text:style-name="L5">
            <text:list-item>
              <text:p text:style-name="P16"><text:span text:style-name="T12">cerr </text:span><text:span text:style-name="T13">is unbuffered.</text:span></text:p>
            </text:list-item>
            <text:list-item>
              <text:p text:style-name="P16"><text:span text:style-name="T12">clog </text:span><text:span text:style-name="T15">is like</text:span><text:span text:style-name="T16"> </text:span><text:span text:style-name="T12">cerr</text:span><text:span text:style-name="T14">, </text:span><text:span text:style-name="T13">but uses buffered output.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4" draw:layer="layout" svg:width="12.69cm" svg:height="9.52cm" svg:x="3.179cm" svg:y="1.931cm" draw:page-number="4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xml:id="id5" draw:id="id5">
        <draw:custom-shape draw:name="Freeform 1" draw:style-name="gr5" draw:text-style-name="P3" draw:layer="layout" svg:width="0.934cm" svg:height="1.269cm" svg:x="1.27cm" svg:y="5.9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ext Placeholder 2" presentation:style-name="pr3" draw:text-style-name="P10" draw:layer="layout" svg:width="24.698cm" svg:height="11.044cm" svg:x="0.065cm" svg:y="3.641cm" presentation:class="outline" presentation:user-transformed="true">
          <draw:text-box>
            <text:list text:style-name="L2">
              <text:list-item>
                <text:p text:style-name="P13"><text:span text:style-name="T5">The </text:span><text:span text:style-name="T4">ostream</text:span><text:span text:style-name="T5"> overloads the </text:span><text:span text:style-name="T4">&lt;&lt;</text:span><text:span text:style-name="T5"> operator for </text:span></text:p>
              </text:list-item>
            </text:list>
            <text:p text:style-name="P14"><text:span text:style-name="T5">each basic type.</text:span></text:p>
            <text:list text:continue-numbering="true" text:style-name="L2">
              <text:list-item>
                <text:p text:style-name="P13"><text:span text:style-name="T5">The operator returns a reference to the output </text:span></text:p>
              </text:list-item>
            </text:list>
            <text:p text:style-name="P14"><text:span text:style-name="T5">stream, which allows combined output:</text:span></text:p>
          </draw:text-box>
        </draw:frame>
        <draw:custom-shape draw:name="Freeform 3" draw:style-name="gr7" draw:text-style-name="P3" draw:layer="layout" svg:width="21.478cm" svg:height="3.174cm" svg:x="3.365cm" svg:y="0.467cm">
          <text:p text:style-name="P11"><text:span text:style-name="T17">Output stream continued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6" draw:text-style-name="P12" draw:layer="layout" svg:width="23.871cm" svg:height="1.275cm" svg:x="0.537cm" svg:y="10.622cm">
          <text:p text:style-name="P11"><text:span text:style-name="T10">std::cout &lt;&lt; “2 + 3 = “ &lt;&lt; 2 + 3 &lt;&lt; std::endl;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9" draw:text-style-name="P3" draw:layer="layout" svg:width="24.01cm" svg:height="6.979cm" svg:x="0.066cm" svg:y="11.082cm">
          <text:p text:style-name="P15"><text:span text:style-name="T11"/></text:p>
          <text:list text:style-name="L5">
            <text:list-item>
              <text:p text:style-name="P16"><text:span text:style-name="T11">endl</text:span><text:span text:style-name="T18"> is an example of </text:span><text:span text:style-name="T19">manipulator</text:span><text:span text:style-name="T18">. </text:span><text:span text:style-name="T11">endl</text:span><text:span text:style-name="T18"> sends a ‘\n’ </text:span></text:p>
            </text:list-item>
          </text:list>
          <text:p text:style-name="P16"><text:span text:style-name="T18">character to the stream and flushes it.</text:span></text:p>
          <text:list text:continue-numbering="true" text:style-name="L5">
            <text:list-item>
              <text:p text:style-name="P16"><text:span text:style-name="T18">In fact </text:span><text:span text:style-name="T11">endl</text:span><text:span text:style-name="T18"> is a function:</text:span><text:span text:style-name="T18"><text:line-break/></text:span><text:span text:style-name="T11">&lt;&lt;</text:span><text:span text:style-name="T18"> operator has a version that accepts a function pointe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anim:par presentation:node-type="timing-root">
          <anim:par smil:begin="id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4" draw:layer="layout" svg:width="12.69cm" svg:height="9.52cm" svg:x="3.179cm" svg:y="1.931cm" draw:page-number="5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nput stream" draw:style-name="dp1" draw:master-page-name="Default" xml:id="id6" draw:id="id6">
        <draw:frame draw:name="Title 1" presentation:style-name="pr2" draw:text-style-name="P7" draw:layer="layout" svg:width="21.478cm" svg:height="3.427cm" svg:x="3.364cm" svg:y="0.296cm" presentation:class="title" presentation:user-transformed="true">
          <draw:text-box>
            <text:p text:style-name="P6"><text:span text:style-name="T20">Input stream</text:span></text:p>
          </draw:text-box>
        </draw:frame>
        <draw:frame draw:name="Text Placeholder 2" presentation:style-name="pr3" draw:text-style-name="P10" draw:layer="layout" svg:width="22.805cm" svg:height="11.044cm" svg:x="0.741cm" svg:y="3.598cm" presentation:class="outline" presentation:user-transformed="true">
          <draw:text-box>
            <text:list text:style-name="L4">
              <text:list-item>
                <text:p text:style-name="P13"><text:span text:style-name="T4">istream</text:span><text:span text:style-name="T5"> is the type defined by the library </text:span></text:p>
              </text:list-item>
            </text:list>
            <text:p text:style-name="P14"><text:span text:style-name="T5">for input streams.</text:span></text:p>
            <text:list text:continue-numbering="true" text:style-name="L4">
              <text:list-item>
                <text:p text:style-name="P13"><text:span text:style-name="T4">cin </text:span><text:span text:style-name="T6">is a global object of type </text:span><text:span text:style-name="T4">istream </text:span></text:p>
              </text:list-item>
            </text:list>
            <text:p text:style-name="P14"><text:span text:style-name="T6">attached to stdin.</text:span></text:p>
            <text:list text:style-name="L2">
              <text:list-item>
                <text:p text:style-name="P13"><text:span text:style-name="T6">Example:</text:span></text:p>
              </text:list-item>
            </text:list>
          </draw:text-box>
        </draw:frame>
        <draw:custom-shape draw:name="Freeform 3" draw:style-name="gr5" draw:text-style-name="P3" draw:layer="layout" svg:width="0.934cm" svg:height="1.269cm" svg:x="1.27cm" svg:y="5.9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6" draw:text-style-name="P12" draw:layer="layout" svg:width="20.823cm" svg:height="5.252cm" svg:x="2.605cm" svg:y="11.744cm">
          <text:p text:style-name="P11"><text:span text:style-name="T8">#include &lt;iostream&gt;</text:span></text:p>
          <text:p text:style-name="P11"><text:span text:style-name="T8">int i;</text:span></text:p>
          <text:p text:style-name="P11"><text:span text:style-name="T8">std::cin &gt;&gt; i; // reads an int</text:span><text:span text:style-name="T21"><text:line-break/></text:span><text:span text:style-name="T21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9" draw:text-style-name="P3" draw:layer="layout" svg:width="22.648cm" svg:height="1.816cm" svg:x="1.164cm" svg:y="16.047cm">
          <text:p text:style-name="P15"><text:span text:style-name="T18"/></text:p>
          <text:list text:style-name="L6">
            <text:list-item>
              <text:p text:style-name="P16"><text:span text:style-name="T18">Note that </text:span><text:span text:style-name="T11">&gt;&gt;</text:span><text:span text:style-name="T18"> skips whitespaces.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anim:par presentation:node-type="timing-root">
          <anim:par smil:begin="id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4" draw:layer="layout" svg:width="12.69cm" svg:height="9.52cm" svg:x="3.179cm" svg:y="1.931cm" draw:page-number="6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nput stream continued" draw:style-name="dp1" draw:master-page-name="Default" xml:id="id7" draw:id="id7">
        <draw:frame draw:name="Title 1" presentation:style-name="pr2" draw:text-style-name="P7" draw:layer="layout" svg:width="21.478cm" svg:height="3.427cm" svg:x="3.364cm" svg:y="0.296cm" presentation:class="title" presentation:user-transformed="true">
          <draw:text-box>
            <text:p text:style-name="P6"><text:span text:style-name="T20">Input stream continued</text:span></text:p>
          </draw:text-box>
        </draw:frame>
        <draw:frame draw:name="Text Placeholder 2" presentation:style-name="pr3" draw:text-style-name="P10" draw:layer="layout" svg:width="24.257cm" svg:height="11.044cm" svg:x="0.74cm" svg:y="3.598cm" presentation:class="outline" presentation:user-transformed="true">
          <draw:text-box>
            <text:list text:style-name="L2">
              <text:list-item>
                <text:p text:style-name="P13"><text:span text:style-name="T6">When an error occurs (typically because the </text:span></text:p>
              </text:list-item>
            </text:list>
            <text:p text:style-name="P14"><text:span text:style-name="T6">input format is not what we expect) </text:span><text:span text:style-name="T4">cin</text:span><text:span text:style-name="T6"> enters </text:span></text:p>
            <text:p text:style-name="P14"><text:span text:style-name="T6">a </text:span><text:span text:style-name="T4">failed</text:span><text:span text:style-name="T6"> state and evaluates to </text:span><text:span text:style-name="T4">false</text:span><text:span text:style-name="T6">.</text:span></text:p>
            <text:list text:style-name="L7">
              <text:list-item>
                <text:list>
                  <text:list-item>
                    <text:p text:style-name="P13"><text:span text:style-name="T4">istream</text:span><text:span text:style-name="T6"> overloads the ! opeator </text:span><text:span text:style-name="T6"><text:line-break/></text:span><text:span text:style-name="T6">and the void* (conversion) operator</text:span></text:p>
                  </text:list-item>
                </text:list>
              </text:list-item>
            </text:list>
            <text:list text:style-name="L8">
              <text:list-item>
                <text:p text:style-name="P13"><text:span text:style-name="T6">normal usage:</text:span></text:p>
              </text:list-item>
            </text:list>
          </draw:text-box>
        </draw:frame>
        <draw:custom-shape draw:name="Freeform 3" draw:style-name="gr6" draw:text-style-name="P12" draw:layer="layout" svg:width="13.542cm" svg:height="1.444cm" svg:x="5.988cm" svg:y="14.048cm">
          <text:p text:style-name="P11"><text:span text:style-name="T22">while (std::cin &gt;&gt; ...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8" draw:text-style-name="P3" draw:layer="layout" svg:width="22.648cm" svg:height="9.511cm" svg:x="0.833cm" svg:y="8.77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8" draw:text-style-name="P3" draw:layer="layout" svg:width="22.648cm" svg:height="3.147cm" svg:x="1.164cm" svg:y="15.13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4" draw:layer="layout" svg:width="12.69cm" svg:height="9.52cm" svg:x="3.179cm" svg:y="1.931cm" draw:page-number="7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nput stream errors" draw:style-name="dp1" draw:master-page-name="Default" xml:id="id8" draw:id="id8">
        <draw:frame draw:name="Title 1" presentation:style-name="pr2" draw:text-style-name="P7" draw:layer="layout" svg:width="21.478cm" svg:height="3.427cm" svg:x="3.364cm" svg:y="0.296cm" presentation:class="title" presentation:user-transformed="true">
          <draw:text-box>
            <text:p text:style-name="P6"><text:span text:style-name="T20">Input stream errors</text:span></text:p>
          </draw:text-box>
        </draw:frame>
        <draw:custom-shape draw:name="Freeform 2" draw:style-name="gr8" draw:text-style-name="P3" draw:layer="layout" svg:width="22.648cm" svg:height="9.511cm" svg:x="0.833cm" svg:y="8.77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9" draw:text-style-name="P3" draw:layer="layout" svg:width="22.648cm" svg:height="14.476cm" svg:x="1.164cm" svg:y="3.81cm">
          <text:list text:style-name="L6">
            <text:list-item>
              <text:p text:style-name="P16"><text:span text:style-name="T14">In failed state </text:span><text:span text:style-name="T12">istream</text:span><text:span text:style-name="T14"> will produce no input.</text:span></text:p>
            </text:list-item>
            <text:list-item>
              <text:p text:style-name="P16"><text:span text:style-name="T12">istream </text:span><text:span text:style-name="T15">rewinds on error.</text:span></text:p>
            </text:list-item>
            <text:list-item>
              <text:p text:style-name="P16"><text:span text:style-name="T14">Use </text:span><text:span text:style-name="T12">clear()</text:span><text:span text:style-name="T14"> method to continue reading.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4" draw:layer="layout" svg:width="12.69cm" svg:height="9.52cm" svg:x="3.179cm" svg:y="1.931cm" draw:page-number="8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More I/O methods" draw:style-name="dp1" draw:master-page-name="Default" xml:id="id9" draw:id="id9">
        <draw:frame draw:name="Title 1" presentation:style-name="pr2" draw:text-style-name="P7" draw:layer="layout" svg:width="21.478cm" svg:height="3.427cm" svg:x="3.364cm" svg:y="0.296cm" presentation:class="title" presentation:user-transformed="true">
          <draw:text-box>
            <text:p text:style-name="P6"><text:span text:style-name="T20">More I/O methods</text:span></text:p>
          </draw:text-box>
        </draw:frame>
        <draw:frame draw:name="Text Placeholder 2" presentation:style-name="pr3" draw:text-style-name="P10" draw:layer="layout" svg:width="24.843cm" svg:height="11.044cm" svg:x="0cm" svg:y="3.117cm" presentation:class="outline" presentation:user-transformed="true">
          <draw:text-box>
            <text:list text:style-name="L2">
              <text:list-item>
                <text:p text:style-name="P8"><text:span text:style-name="T23">Both </text:span><text:span text:style-name="T24">ostream </text:span><text:span text:style-name="T23">and </text:span><text:span text:style-name="T24">istream</text:span><text:span text:style-name="T23"> have additional methods:</text:span></text:p>
              </text:list-item>
            </text:list>
            <text:list text:style-name="L8">
              <text:list-item>
                <text:list>
                  <text:list-item>
                    <text:p text:style-name="P17"><text:span text:style-name="T25">ostream&amp; put(char ch)</text:span></text:p>
                  </text:list-item>
                  <text:list-item>
                    <text:p text:style-name="P17"><text:span text:style-name="T25">ostream&amp; write(char const *str, int length)</text:span></text:p>
                  </text:list-item>
                  <text:list-item>
                    <text:p text:style-name="P17"><text:span text:style-name="T25">int get() // read one char</text:span></text:p>
                  </text:list-item>
                  <text:list-item>
                    <text:p text:style-name="P17"><text:span text:style-name="T25">istream&amp; get(char&amp; ch) // read one char</text:span></text:p>
                  </text:list-item>
                  <text:list-item>
                    <text:p text:style-name="P17"><text:span text:style-name="T25">getline(char *buffer, int size, </text:span><text:span text:style-name="T25"><text:line-break/></text:span><text:span text:style-name="T25"> <text:s text:c="7"/>int delimiter = '\n')</text:span></text:p>
                  </text:list-item>
                </text:list>
              </text:list-item>
            </text:list>
          </draw:text-box>
        </draw:frame>
        <draw:custom-shape draw:name="Freeform 3" draw:style-name="gr8" draw:text-style-name="P3" draw:layer="layout" svg:width="22.648cm" svg:height="9.511cm" svg:x="0.833cm" svg:y="8.77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9" draw:text-style-name="P3" draw:layer="layout" svg:width="21.108cm" svg:height="1.115cm" svg:x="0.001cm" svg:y="12.444cm">
          <text:list text:style-name="L6">
            <text:list-item>
              <text:p text:style-name="P18"><text:span text:style-name="T18">Examples:</text:span></text:p>
            </text:list-item>
          </text:list>
          <text:p text:style-name="P19"><text:span text:style-name="T26"/></text:p>
          <text:p text:style-name="P19"><text:span text:style-name="T26"/></text:p>
          <text:p text:style-name="P19"><text:span text:style-name="T27"/></text:p>
          <text:p text:style-name="P19"><text:span text:style-name="T27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6" draw:text-style-name="P12" draw:layer="layout" svg:width="13.076cm" svg:height="3.984cm" svg:x="6.3cm" svg:y="14.645cm">
          <text:p text:style-name="P11"><text:span text:style-name="T21">std::cout.put(‘a’);</text:span></text:p>
          <text:p text:style-name="P11"><text:span text:style-name="T21">char ch1, ch2, str[256];</text:span></text:p>
          <text:p text:style-name="P11"><text:span text:style-name="T21">std::cin.get(ch1).get(ch2);</text:span><text:span text:style-name="T21"><text:line-break/></text:span><text:span text:style-name="T21">std::cin.getline(str, 256);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4" draw:layer="layout" svg:width="12.69cm" svg:height="9.52cm" svg:x="3.179cm" svg:y="1.931cm" draw:page-number="9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File streams" draw:style-name="dp1" draw:master-page-name="Default" xml:id="id10" draw:id="id10">
        <draw:frame draw:name="Title 1" presentation:style-name="pr2" draw:text-style-name="P7" draw:layer="layout" svg:width="21.478cm" svg:height="3.427cm" svg:x="3.364cm" svg:y="0.296cm" presentation:class="title" presentation:user-transformed="true">
          <draw:text-box>
            <text:p text:style-name="P6"><text:span text:style-name="T20">File streams</text:span></text:p>
          </draw:text-box>
        </draw:frame>
        <draw:frame draw:name="Text Placeholder 2" presentation:style-name="pr3" draw:text-style-name="P10" draw:layer="layout" svg:width="22.431cm" svg:height="11.044cm" svg:x="0.741cm" svg:y="3.598cm" presentation:class="outline" presentation:user-transformed="true">
          <draw:text-box>
            <text:list text:style-name="L2">
              <text:list-item>
                <text:p text:style-name="P13"><text:span text:style-name="T6">To read/write from/to files we can use the </text:span></text:p>
              </text:list-item>
            </text:list>
            <text:p text:style-name="P14"><text:span text:style-name="T4">ifstream, ofstream</text:span><text:span text:style-name="T5"> and </text:span><text:span text:style-name="T4">fstream.</text:span></text:p>
            <text:list text:continue-numbering="true" text:style-name="L2">
              <text:list-item>
                <text:p text:style-name="P13"><text:span text:style-name="T6">Example:</text:span></text:p>
              </text:list-item>
            </text:list>
          </draw:text-box>
        </draw:frame>
        <draw:custom-shape draw:name="Freeform 3" draw:style-name="gr5" draw:text-style-name="P3" draw:layer="layout" svg:width="0.934cm" svg:height="1.269cm" svg:x="1.27cm" svg:y="5.9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6" draw:text-style-name="P12" draw:layer="layout" svg:width="15.87cm" svg:height="2.122cm" svg:x="4.903cm" svg:y="8.694cm">
          <text:p text:style-name="P11"><text:span text:style-name="T21">std::ofstream outFile(“out.txt”);</text:span><text:span text:style-name="T21"><text:line-break/></text:span><text:span text:style-name="T21">outFile &lt;&lt; “Hello world” &lt;&lt; endl;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6" draw:text-style-name="P12" draw:layer="layout" svg:width="14.939cm" svg:height="3.053cm" svg:x="5.368cm" svg:y="11.763cm">
          <text:p text:style-name="P11"><text:span text:style-name="T21">int i;</text:span></text:p>
          <text:p text:style-name="P11"><text:span text:style-name="T21">std::ifstream inFile(“in.txt”);</text:span><text:span text:style-name="T21"><text:line-break/></text:span><text:span text:style-name="T21">while (inFile &gt;&gt; i) { ... }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anim:par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4" draw:layer="layout" svg:width="12.69cm" svg:height="9.52cm" svg:x="3.179cm" svg:y="1.931cm" draw:page-number="10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Containers output" draw:style-name="dp1" draw:master-page-name="Default" xml:id="id11" draw:id="id11">
        <draw:frame draw:name="Title 1" presentation:style-name="pr4" draw:text-style-name="P7" draw:layer="layout" svg:width="21.478cm" svg:height="3.382cm" svg:x="3.364cm" svg:y="0.319cm" presentation:class="title" presentation:user-transformed="true">
          <draw:text-box>
            <text:p text:style-name="P6"><text:span text:style-name="T20">Containers output</text:span></text:p>
          </draw:text-box>
        </draw:frame>
        <draw:frame draw:name="Text Placeholder 2" presentation:style-name="pr5" draw:text-style-name="P10" draw:layer="layout" svg:width="24.01cm" svg:height="13.954cm" svg:x="0.832cm" svg:y="3.387cm" presentation:class="outline" presentation:user-transformed="true">
          <draw:text-box>
            <text:list text:style-name="L2">
              <text:list-item>
                <text:p text:style-name="P20"><text:span text:style-name="T5">Assuming that the element type can be output to ostream using &lt;&lt;</text:span></text:p>
              </text:list-item>
              <text:list-item>
                <text:p text:style-name="P20"><text:span text:style-name="T5">You can simply iterate through the container and output each element:</text:span></text:p>
              </text:list-item>
            </text:list>
            <text:p text:style-name="P21"><text:span text:style-name="T5"/></text:p>
            <text:p text:style-name="P20"><text:span text:style-name="T5"/></text:p>
            <text:list text:continue-numbering="true" text:style-name="L2">
              <text:list-item>
                <text:p text:style-name="P20"><text:span text:style-name="T5">You can use ostream_iterator:</text:span></text:p>
              </text:list-item>
            </text:list>
            <text:p text:style-name="P22"><text:span text:style-name="T5"/></text:p>
          </draw:text-box>
        </draw:frame>
        <draw:custom-shape draw:name="Freeform 3" draw:style-name="gr6" draw:text-style-name="P12" draw:layer="layout" svg:width="21.177cm" svg:height="3.983cm" svg:x="0.137cm" svg:y="14.813cm">
          <text:p text:style-name="P23"><text:span text:style-name="T21">vector&lt;int&gt; vec;</text:span></text:p>
          <text:p text:style-name="P23"><text:span text:style-name="T21">// ...</text:span></text:p>
          <text:p text:style-name="P23"><text:span text:style-name="T21">copy(vec.begin(), vec.end(), </text:span></text:p>
          <text:p text:style-name="P23"><text:span text:style-name="T21"><text:s text:c="7"/></text:span><text:span text:style-name="T21">ostream_iterator&lt;int&gt;(cout, " "));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6" draw:text-style-name="P12" draw:layer="layout" svg:width="23.039cm" svg:height="3.052cm" svg:x="0.18cm" svg:y="9.313cm">
          <text:p text:style-name="P23"><text:span text:style-name="T21">vector&lt;int&gt; vec;</text:span></text:p>
          <text:p text:style-name="P23"><text:span text:style-name="T21">// ...</text:span></text:p>
          <text:p text:style-name="P23"><text:span text:style-name="T21">for (const auto&amp; val:vec) cout &lt;&lt; val &lt;&lt; " ";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anim:par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4" draw:layer="layout" svg:width="12.69cm" svg:height="9.515cm" svg:x="3.179cm" svg:y="1.909cm" draw:page-number="11" presentation:class="page"/>
          <draw:frame draw:name="Notes Placeholder 2" presentation:style-name="pr1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Containers output" draw:style-name="dp1" draw:master-page-name="Default" xml:id="id12" draw:id="id12">
        <draw:frame draw:name="Title 1" presentation:style-name="pr4" draw:text-style-name="P7" draw:layer="layout" svg:width="21.478cm" svg:height="3.382cm" svg:x="3.364cm" svg:y="0.319cm" presentation:class="title" presentation:user-transformed="true">
          <draw:text-box>
            <text:p text:style-name="P6"><text:span text:style-name="T20">Containers output</text:span></text:p>
          </draw:text-box>
        </draw:frame>
        <draw:frame draw:name="Text Placeholder 2" presentation:style-name="pr5" draw:text-style-name="P10" draw:layer="layout" svg:width="24.01cm" svg:height="13.954cm" svg:x="0.832cm" svg:y="3.642cm" presentation:class="outline" presentation:user-transformed="true">
          <draw:text-box>
            <text:list text:style-name="L2">
              <text:list-item>
                <text:p text:style-name="P20"><text:span text:style-name="T5">You can write ostream &lt;&lt; operator for the containers with your specific format: </text:span><text:span text:style-name="T28">ContainersOutput example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4" draw:layer="layout" svg:width="12.69cm" svg:height="9.515cm" svg:x="3.179cm" svg:y="1.909cm" draw:page-number="12" presentation:class="page"/>
          <draw:frame draw:name="Notes Placeholder 2" presentation:style-name="pr1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Binary files" draw:style-name="dp1" draw:master-page-name="Default" xml:id="id13" draw:id="id13">
        <draw:frame draw:name="Title 1" presentation:style-name="pr6" draw:text-style-name="P7" draw:layer="layout" svg:width="13.969cm" svg:height="3.427cm" svg:x="6.35cm" svg:y="-0.226cm" presentation:class="title" presentation:user-transformed="true">
          <draw:text-box>
            <text:p text:style-name="P24"><text:span text:style-name="T29">Binary files</text:span></text:p>
          </draw:text-box>
        </draw:frame>
        <anim:par presentation:node-type="timing-root">
          <anim:par smil:begin="id1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4" draw:layer="layout" svg:width="12.69cm" svg:height="9.52cm" svg:x="3.179cm" svg:y="1.931cm" draw:page-number="13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Leading example: image files" draw:style-name="dp1" draw:master-page-name="Default" xml:id="id14" draw:id="id14">
        <draw:frame draw:name="Title 1" presentation:style-name="pr2" draw:text-style-name="P7" draw:layer="layout" svg:width="21.478cm" svg:height="3.427cm" svg:x="3.364cm" svg:y="0.296cm" presentation:class="title" presentation:user-transformed="true">
          <draw:text-box>
            <text:p text:style-name="P24"><text:span text:style-name="T30">Leading example: image files</text:span></text:p>
          </draw:text-box>
        </draw:frame>
        <draw:frame draw:name="Text Placeholder 2" presentation:style-name="pr3" draw:text-style-name="P10" draw:layer="layout" svg:width="23.585cm" svg:height="11.044cm" svg:x="0.212cm" svg:y="3.387cm" presentation:class="outline" presentation:user-transformed="true">
          <draw:text-box>
            <text:list text:style-name="L2">
              <text:list-item>
                <text:p text:style-name="P20"><text:span text:style-name="T31"><text:s/></text:span><text:span text:style-name="T31">Images are stored as matrices of numbers (pixels)</text:span></text:p>
              </text:list-item>
              <text:list-item>
                <text:p text:style-name="P20"><text:span text:style-name="T31"><text:s/></text:span><text:span text:style-name="T31">Here, we deal with gray-scale images</text:span></text:p>
              </text:list-item>
              <text:list-item>
                <text:p text:style-name="P20"><text:span text:style-name="T31"><text:s/></text:span><text:span text:style-name="T32">8</text:span><text:span text:style-name="T31"> bits per pixel</text:span></text:p>
              </text:list-item>
            </text:list>
            <text:list text:style-name="L9">
              <text:list-item>
                <text:list>
                  <text:list-item>
                    <text:p text:style-name="P20"><text:span text:style-name="T31">i.e. each pixel between 0 <text:s/>and 255</text:span></text:p>
                  </text:list-item>
                </text:list>
              </text:list-item>
              <text:list-item>
                <text:p text:style-name="P20"><text:span text:style-name="T31"><text:s/></text:span><text:span text:style-name="T31">255 is white, 0 is black, others are gray</text:span></text:p>
              </text:list-item>
            </text:list>
            <text:p text:style-name="P25"><text:span text:style-name="T31"><text:tab/></text:span></text:p>
          </draw:text-box>
        </draw:frame>
        <draw:custom-shape draw:name="Freeform 3" draw:style-name="gr10" draw:text-style-name="P26" draw:layer="layout" svg:width="1.181cm" svg:height="1.428cm" svg:x="2.791cm" svg:y="15.0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1" draw:text-style-name="P27" draw:layer="layout" svg:width="1.181cm" svg:height="1.428cm" svg:x="3.973cm" svg:y="15.0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1" draw:text-style-name="P27" draw:layer="layout" svg:width="1.181cm" svg:height="1.428cm" svg:x="5.155cm" svg:y="15.0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1" draw:text-style-name="P27" draw:layer="layout" svg:width="1.181cm" svg:height="1.427cm" svg:x="2.791cm" svg:y="16.5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12" draw:text-style-name="P28" draw:layer="layout" svg:width="1.181cm" svg:height="1.427cm" svg:x="3.973cm" svg:y="16.5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13" draw:text-style-name="P29" draw:layer="layout" svg:width="1.181cm" svg:height="1.427cm" svg:x="5.155cm" svg:y="16.5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4" draw:text-style-name="P3" draw:layer="layout" svg:width="2.543cm" svg:height="1.778cm" svg:x="10.248cm" svg:y="14.924cm">
          <text:p text:style-name="P2"><text:span text:style-name="T27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4" draw:text-style-name="P3" draw:layer="layout" svg:width="1.527cm" svg:height="1.778cm" svg:x="10.756cm" svg:y="16.785cm">
          <text:p text:style-name="P2"><text:span text:style-name="T27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4" draw:text-style-name="P3" draw:layer="layout" svg:width="1.527cm" svg:height="1.778cm" svg:x="13.547cm" svg:y="14.924cm">
          <text:p text:style-name="P2"><text:span text:style-name="T27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4" draw:text-style-name="P3" draw:layer="layout" svg:width="2.543cm" svg:height="1.778cm" svg:x="13.039cm" svg:y="16.785cm">
          <text:p text:style-name="P2"><text:span text:style-name="T27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4" draw:text-style-name="P3" draw:layer="layout" svg:width="1.527cm" svg:height="1.778cm" svg:x="16.339cm" svg:y="14.924cm">
          <text:p text:style-name="P2"><text:span text:style-name="T27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4" draw:text-style-name="P3" draw:layer="layout" svg:width="2.543cm" svg:height="1.778cm" svg:x="15.831cm" svg:y="16.785cm">
          <text:p text:style-name="P2"><text:span text:style-name="T27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15" draw:text-style-name="P12" draw:layer="layout" svg:width="1.93cm" svg:height="1.428cm" svg:x="7.228cm" svg:y="15.813cm">
          <text:p/>
          <draw:enhanced-geometry draw:mirror-horizontal="false" draw:mirror-vertical="false" svg:viewBox="0 0 0 0" drawooo:sub-view-size="21600 21600" draw:text-areas="?f21 ?f18 ?f22 ?f17" draw:type="ooxml-non-primitive" draw:modifiers="4300 5400" draw:enhanced-path="M ?f2 ?f4 L ?f9 ?f2 ?f9 ?f10 ?f11 ?f10 ?f11 ?f2 ?f3 ?f4 ?f11 ?f3 ?f11 ?f12 ?f9 ?f12 ?f9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10800-$0 ,$0 ,10800))"/>
            <draw:equation draw:name="f8" draw:formula="if(0-$1 ,0,if(10800-$1 ,$1 ,10800))"/>
            <draw:equation draw:name="f9" draw:formula="?f7 "/>
            <draw:equation draw:name="f10" draw:formula="?f8 "/>
            <draw:equation draw:name="f11" draw:formula="21600+0-?f7 "/>
            <draw:equation draw:name="f12" draw:formula="21600+0-?f8 "/>
            <draw:equation draw:name="f13" draw:formula="10800+0-?f8 "/>
            <draw:equation draw:name="f14" draw:formula="?f7 *?f5 /1"/>
            <draw:equation draw:name="f15" draw:formula="?f8 *?f6 /1"/>
            <draw:equation draw:name="f16" draw:formula="?f7 *?f13 /1"/>
            <draw:equation draw:name="f17" draw:formula="?f12 *?f6 /1"/>
            <draw:equation draw:name="f18" draw:formula="?f10 *?f6 /1"/>
            <draw:equation draw:name="f19" draw:formula="?f16 *1/10800"/>
            <draw:equation draw:name="f20" draw:formula="21600+0-?f19 "/>
            <draw:equation draw:name="f21" draw:formula="?f19 *?f5 /1"/>
            <draw:equation draw:name="f22" draw:formula="?f20 *?f5 /1"/>
            <draw:equation draw:name="f23" draw:formula="logwidth/2"/>
            <draw:equation draw:name="f24" draw:formula="logwidth"/>
            <draw:equation draw:name="f25" draw:formula="logheight/2"/>
            <draw:equation draw:name="f26" draw:formula="logheight"/>
            <draw:handle draw:handle-position="?f14 ?f15" draw:handle-range-x-maximum="?f4" draw:handle-range-x-minimum="?f2" draw:handle-range-y-maximum="?f4" draw:handle-range-y-minimum="?f2"/>
          </draw:enhanced-geometry>
        </draw:custom-shape>
        <anim:par presentation:node-type="timing-root">
          <anim:par smil:begin="id1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4" draw:layer="layout" svg:width="12.69cm" svg:height="9.52cm" svg:x="3.179cm" svg:y="1.931cm" draw:page-number="14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toring images" draw:style-name="dp1" draw:master-page-name="Default" xml:id="id15" draw:id="id15">
        <draw:frame draw:name="Title 1" presentation:style-name="pr2" draw:text-style-name="P7" draw:layer="layout" svg:width="21.478cm" svg:height="3.427cm" svg:x="3.364cm" svg:y="0.296cm" presentation:class="title" presentation:user-transformed="true">
          <draw:text-box>
            <text:p text:style-name="P24"><text:span text:style-name="T30">storing images</text:span></text:p>
          </draw:text-box>
        </draw:frame>
        <draw:frame draw:name="Text Placeholder 2" presentation:style-name="pr7" draw:text-style-name="P10" draw:layer="layout" svg:width="24.337cm" svg:height="13.053cm" svg:x="0.832cm" svg:y="3.641cm" presentation:class="outline" presentation:user-transformed="true">
          <draw:text-box>
            <text:list text:style-name="L2">
              <text:list-item>
                <text:p text:style-name="P20"><text:span text:style-name="T5"><text:s/></text:span><text:span text:style-name="T5">How can we store images on files?</text:span></text:p>
              </text:list-item>
              <text:list-item>
                <text:p text:style-name="P20"><text:span text:style-name="T5"><text:s/></text:span><text:span text:style-name="T5">For each image we want to store:</text:span></text:p>
              </text:list-item>
            </text:list>
            <text:list text:style-name="L9">
              <text:list-item>
                <text:list>
                  <text:list-item>
                    <text:p text:style-name="P20"><text:span text:style-name="T5">width</text:span><text:span text:style-name="T5"><text:tab/></text:span><text:span text:style-name="T5"><text:tab/></text:span><text:span text:style-name="T5"><text:tab/></text:span></text:p>
                  </text:list-item>
                  <text:list-item>
                    <text:p text:style-name="P20"><text:span text:style-name="T5">height</text:span><text:span text:style-name="T5"><text:tab/></text:span><text:span text:style-name="T5"><text:tab/></text:span></text:p>
                  </text:list-item>
                  <text:list-item>
                    <text:p text:style-name="P20"><text:span text:style-name="T5">number of bytes per pixel</text:span><text:span text:style-name="T5"><text:tab/></text:span></text:p>
                  </text:list-item>
                  <text:list-item>
                    <text:p text:style-name="P20"><text:span text:style-name="T5">the pixels</text:span><text:span text:style-name="T5"><text:tab/></text:span></text:p>
                  </text:list-item>
                </text:list>
              </text:list-item>
              <text:list-item>
                <text:p text:style-name="P20"><text:span text:style-name="T5"><text:s/></text:span><text:span text:style-name="T33">Requirements:</text:span><text:span text:style-name="T5"> read/write easily, save space, </text:span></text:p>
              </text:list-item>
            </text:list>
            <text:p text:style-name="P21"><text:span text:style-name="T5">save computation, etc.</text:span></text:p>
          </draw:text-box>
        </draw:frame>
        <anim:par presentation:node-type="timing-root">
          <anim:par smil:begin="id1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4" draw:layer="layout" svg:width="12.69cm" svg:height="9.52cm" svg:x="3.179cm" svg:y="1.931cm" draw:page-number="15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toring images" draw:style-name="dp1" draw:master-page-name="Default" xml:id="id16" draw:id="id16">
        <draw:frame draw:name="Title 1" presentation:style-name="pr2" draw:text-style-name="P7" draw:layer="layout" svg:width="21.478cm" svg:height="3.427cm" svg:x="3.364cm" svg:y="0.296cm" presentation:class="title" presentation:user-transformed="true">
          <draw:text-box>
            <text:p text:style-name="P24"><text:span text:style-name="T30">storing images</text:span></text:p>
          </draw:text-box>
        </draw:frame>
        <draw:frame draw:name="Text Placeholder 2" presentation:style-name="pr3" draw:text-style-name="P10" draw:layer="layout" svg:width="23.896cm" svg:height="11.044cm" svg:x="0.832cm" svg:y="2.999cm" presentation:class="outline" presentation:user-transformed="true">
          <draw:text-box>
            <text:p text:style-name="P22"><text:span text:style-name="T33">First try:</text:span><text:span text:style-name="T5"> </text:span><text:span text:style-name="T34">text files</text:span></text:p>
            <text:p text:style-name="P22"><text:span text:style-name="T5"/></text:p>
            <text:p text:style-name="P22"><text:span text:style-name="T5"/></text:p>
          </draw:text-box>
        </draw:frame>
        <draw:custom-shape draw:name="Freeform 3" draw:style-name="gr16" draw:text-style-name="P12" draw:layer="layout" svg:width="6.891cm" svg:height="5.701cm" svg:x="7.217cm" svg:y="12.568cm">
          <text:p text:style-name="P30"><text:span text:style-name="T35">width = 3</text:span></text:p>
          <text:p text:style-name="P30"><text:span text:style-name="T35">height = 2</text:span></text:p>
          <text:p text:style-name="P30"><text:span text:style-name="T35">bytes_per_pixel = 1</text:span></text:p>
          <text:p text:style-name="P30"><text:span text:style-name="T35">255 </text:span><text:span text:style-name="T35"><text:tab/></text:span><text:span text:style-name="T35">0 </text:span><text:span text:style-name="T35"><text:tab/></text:span><text:span text:style-name="T35">0</text:span></text:p>
          <text:p text:style-name="P30"><text:span text:style-name="T35">0</text:span><text:span text:style-name="T35"><text:tab/></text:span><text:span text:style-name="T35">255</text:span><text:span text:style-name="T35"><text:tab/></text:span><text:span text:style-name="T35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7" draw:text-style-name="P3" draw:layer="layout" svg:width="6.607cm" svg:height="1.778cm" svg:x="8.192cm" svg:y="11.223cm">
          <text:p text:style-name="P31"><text:span text:style-name="T27">“</text:span><text:span text:style-name="T27">myImg.txt”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9" draw:text-style-name="P3" draw:layer="layout" svg:width="11.694cm" svg:height="7.227cm" svg:x="0.833cm" svg:y="4.952cm">
          <text:p text:style-name="P32"><text:span text:style-name="T36">cons:</text:span></text:p>
          <text:list text:style-name="L5">
            <text:list-item>
              <text:p text:style-name="P33"><text:span text:style-name="T18">long</text:span></text:p>
            </text:list-item>
            <text:list-item>
              <text:p text:style-name="P33"><text:span text:style-name="T18">needs parsing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9" draw:text-style-name="P3" draw:layer="layout" svg:width="12.201cm" svg:height="7.315cm" svg:x="15.028cm" svg:y="4.952cm">
          <text:p text:style-name="P32"><text:span text:style-name="T36">pros:</text:span></text:p>
          <text:list text:style-name="L5">
            <text:list-item>
              <text:p text:style-name="P33"><text:span text:style-name="T18">readable by humans</text:span></text:p>
            </text:list-item>
            <text:list-item>
              <text:p text:style-name="P33"><text:span text:style-name="T18">easy to edit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anim:par presentation:node-type="timing-root">
          <anim:par smil:begin="id1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4" draw:layer="layout" svg:width="12.69cm" svg:height="9.52cm" svg:x="3.179cm" svg:y="1.931cm" draw:page-number="16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toring images" draw:style-name="dp1" draw:master-page-name="Default" xml:id="id17" draw:id="id17">
        <draw:frame draw:name="Title 1" presentation:style-name="pr2" draw:text-style-name="P7" draw:layer="layout" svg:width="21.478cm" svg:height="3.427cm" svg:x="3.364cm" svg:y="0.296cm" presentation:class="title" presentation:user-transformed="true">
          <draw:text-box>
            <text:p text:style-name="P24"><text:span text:style-name="T30">storing images</text:span></text:p>
          </draw:text-box>
        </draw:frame>
        <draw:frame draw:name="Text Placeholder 2" presentation:style-name="pr3" draw:text-style-name="P10" draw:layer="layout" svg:width="23.896cm" svg:height="11.044cm" svg:x="0.832cm" svg:y="2.999cm" presentation:class="outline" presentation:user-transformed="true">
          <draw:text-box>
            <text:p text:style-name="P22"><text:span text:style-name="T33">Better solution:</text:span><text:span text:style-name="T5"> </text:span><text:span text:style-name="T37">Binary files</text:span></text:p>
          </draw:text-box>
        </draw:frame>
        <draw:custom-shape draw:name="Freeform 3" draw:style-name="gr9" draw:text-style-name="P3" draw:layer="layout" svg:width="24.764cm" svg:height="3.809cm" svg:x="0cm" svg:y="5.08cm">
          <text:list text:style-name="L5">
            <text:list-item>
              <text:p text:style-name="P33"><text:span text:style-name="T14">Save the data the way the computer holds it</text:span></text:p>
            </text:list-item>
          </text:list>
          <text:p text:style-name="P32"><text:span text:style-name="T14"/></text:p>
          <text:p text:style-name="P32"><text:span text:style-name="T38">pros:</text:span></text:p>
          <text:list text:continue-numbering="true" text:style-name="L5">
            <text:list-item>
              <text:p text:style-name="P33"><text:span text:style-name="T14">Smaller</text:span></text:p>
            </text:list-item>
            <text:list-item>
              <text:p text:style-name="P33"><text:span text:style-name="T14">No parsing (faster)</text:span></text:p>
            </text:list-item>
          </text:list>
          <text:p text:style-name="P32"><text:span text:style-name="T38"/></text:p>
          <text:p text:style-name="P32"><text:span text:style-name="T38"/></text:p>
          <text:p text:style-name="P32"><text:span text:style-name="T14"/></text:p>
          <text:p text:style-name="P32"><text:span text:style-name="T39"/></text:p>
          <text:p text:style-name="P33"><text:span text:style-name="T13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TextBox 4" draw:style-name="gr18" draw:text-style-name="P3" draw:layer="layout" svg:width="13.552cm" svg:height="4.577cm" svg:x="11.847cm" svg:y="8.255cm">
          <text:p text:style-name="P32"><text:span text:style-name="T38">cons:</text:span></text:p>
          <text:list text:style-name="L5">
            <text:list-item>
              <text:p text:style-name="P33"><text:span text:style-name="T14">hard to read for humans</text:span></text:p>
            </text:list-item>
            <text:list-item>
              <text:p text:style-name="P33"><text:span text:style-name="T14">Machine dependa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8" draw:text-style-name="P3" draw:layer="layout" svg:width="18.274cm" svg:height="2.852cm" svg:x="0.14cm" svg:y="14.605cm">
          <text:list text:style-name="L5">
            <text:list-item>
              <text:p text:style-name="P33"><text:span text:style-name="T14">Widely used:</text:span></text:p>
            </text:list-item>
          </text:list>
          <text:p text:style-name="P34"><text:span text:style-name="T39"><text:s/></text:span><text:span text:style-name="T39">JPEG, mp3, BMP, <text:s/>other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4" draw:layer="layout" svg:width="12.69cm" svg:height="9.52cm" svg:x="3.179cm" svg:y="1.931cm" draw:page-number="17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mages as binary files" draw:style-name="dp1" draw:master-page-name="Default" xml:id="id18" draw:id="id18">
        <draw:frame draw:name="Title 1" presentation:style-name="pr2" draw:text-style-name="P7" draw:layer="layout" svg:width="21.478cm" svg:height="3.427cm" svg:x="3.364cm" svg:y="0.296cm" presentation:class="title" presentation:user-transformed="true">
          <draw:text-box>
            <text:p text:style-name="P6"><text:span text:style-name="T30">Images as binary files</text:span></text:p>
          </draw:text-box>
        </draw:frame>
        <draw:custom-shape draw:name="Freeform 2" draw:style-name="gr19" draw:text-style-name="P35" draw:layer="layout" svg:width="12.911cm" svg:height="1.778cm" svg:x="12.065cm" svg:y="5.539cm">
          <text:p text:style-name="P2"><text:span text:style-name="T40">3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19" draw:text-style-name="P35" draw:layer="layout" svg:width="12.911cm" svg:height="1.778cm" svg:x="12.065cm" svg:y="7.078cm">
          <text:p text:style-name="P2"><text:span text:style-name="T40">2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0" draw:text-style-name="P36" draw:layer="layout" svg:width="1.527cm" svg:height="1.778cm" svg:x="13.966cm" svg:y="8.913cm">
          <text:p text:style-name="P2"><text:span text:style-name="T40">1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1" draw:text-style-name="P12" draw:layer="layout" svg:width="2.543cm" svg:height="1.778cm" svg:x="18.785cm" svg:y="8.913cm">
          <text:p text:style-name="P2"><text:span text:style-name="T40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1" draw:text-style-name="P12" draw:layer="layout" svg:width="1.527cm" svg:height="1.778cm" svg:x="13.966cm" svg:y="10.712cm">
          <text:p text:style-name="P2"><text:span text:style-name="T40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1" draw:text-style-name="P12" draw:layer="layout" svg:width="1.527cm" svg:height="1.778cm" svg:x="19.293cm" svg:y="10.712cm">
          <text:p text:style-name="P2"><text:span text:style-name="T40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1" draw:text-style-name="P12" draw:layer="layout" svg:width="1.527cm" svg:height="1.778cm" svg:x="13.966cm" svg:y="12.511cm">
          <text:p text:style-name="P2"><text:span text:style-name="T40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1" draw:text-style-name="P12" draw:layer="layout" svg:width="2.543cm" svg:height="1.778cm" svg:x="18.785cm" svg:y="12.511cm">
          <text:p text:style-name="P2"><text:span text:style-name="T40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1" draw:text-style-name="P12" draw:layer="layout" svg:width="2.543cm" svg:height="1.778cm" svg:x="13.458cm" svg:y="14.31cm">
          <text:p text:style-name="P2"><text:span text:style-name="T40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2" draw:text-style-name="P35" draw:layer="layout" svg:width="9.158cm" svg:height="3.681cm" svg:x="0.573cm" svg:y="4.366cm">
          <text:p text:style-name="P37"><text:span text:style-name="T27">width</text:span></text:p>
          <text:p text:style-name="P37"><text:span text:style-name="T40">4 bytes</text:span></text:p>
          <text:p text:style-name="P37"><text:span text:style-name="T40">[0,…,0,0,1,1]</text:span></text:p>
          <draw:enhanced-geometry draw:mirror-horizontal="false" draw:mirror-vertical="false" svg:viewBox="0 0 0 0" drawooo:sub-view-size="21600 21600 21600 21600" draw:text-areas="0 0 ?f21 ?f23" draw:type="ooxml-non-primitive" draw:modifiers="29441 3363 13038 22099 1863 12105 2432 12656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12" draw:style-name="gr22" draw:text-style-name="P35" draw:layer="layout" svg:width="9.158cm" svg:height="3.712cm" svg:x="0.573cm" svg:y="9.525cm">
          <text:p text:style-name="P37"><text:span text:style-name="T27">height</text:span></text:p>
          <text:p text:style-name="P37"><text:span text:style-name="T40">4 bytes</text:span></text:p>
          <text:p text:style-name="P37"><text:span text:style-name="T40">[0,…,0,0,1,0]</text:span></text:p>
          <draw:enhanced-geometry draw:mirror-horizontal="false" draw:mirror-vertical="false" svg:viewBox="0 0 0 0" drawooo:sub-view-size="21600 21600 21600 21600" draw:text-areas="0 0 ?f21 ?f23" draw:type="ooxml-non-primitive" draw:modifiers="29181 -24217 -9030 22099 1847 13104 -25140 13655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13" draw:style-name="gr10" draw:text-style-name="P26" draw:layer="layout" svg:width="1.181cm" svg:height="1.428cm" svg:x="19.314cm" svg:y="1.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1" draw:text-style-name="P27" draw:layer="layout" svg:width="1.181cm" svg:height="1.428cm" svg:x="20.496cm" svg:y="1.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11" draw:text-style-name="P27" draw:layer="layout" svg:width="1.181cm" svg:height="1.428cm" svg:x="21.678cm" svg:y="1.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11" draw:text-style-name="P27" draw:layer="layout" svg:width="1.181cm" svg:height="1.427cm" svg:x="19.314cm" svg:y="2.6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12" draw:text-style-name="P28" draw:layer="layout" svg:width="1.181cm" svg:height="1.427cm" svg:x="20.496cm" svg:y="2.6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8" draw:style-name="gr13" draw:text-style-name="P29" draw:layer="layout" svg:width="1.181cm" svg:height="1.427cm" svg:x="21.678cm" svg:y="2.6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anim:par presentation:node-type="timing-root">
          <anim:par smil:begin="id1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4" draw:layer="layout" svg:width="12.69cm" svg:height="9.52cm" svg:x="3.179cm" svg:y="1.931cm" draw:page-number="18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mages as binary files" draw:style-name="dp1" draw:master-page-name="Default" xml:id="id19" draw:id="id19">
        <draw:frame draw:name="Title 1" presentation:style-name="pr2" draw:text-style-name="P7" draw:layer="layout" svg:width="21.478cm" svg:height="3.427cm" svg:x="3.364cm" svg:y="0.296cm" presentation:class="title" presentation:user-transformed="true">
          <draw:text-box>
            <text:p text:style-name="P6"><text:span text:style-name="T30">Images as binary files</text:span></text:p>
          </draw:text-box>
        </draw:frame>
        <draw:custom-shape draw:name="Freeform 2" draw:style-name="gr20" draw:text-style-name="P36" draw:layer="layout" svg:width="1.527cm" svg:height="1.778cm" svg:x="13.966cm" svg:y="8.913cm">
          <text:p text:style-name="P2"><text:span text:style-name="T40">1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21" draw:text-style-name="P12" draw:layer="layout" svg:width="2.543cm" svg:height="1.778cm" svg:x="18.785cm" svg:y="8.913cm">
          <text:p text:style-name="P2"><text:span text:style-name="T40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1" draw:text-style-name="P12" draw:layer="layout" svg:width="1.527cm" svg:height="1.778cm" svg:x="13.966cm" svg:y="10.712cm">
          <text:p text:style-name="P2"><text:span text:style-name="T40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1" draw:text-style-name="P12" draw:layer="layout" svg:width="1.527cm" svg:height="1.778cm" svg:x="19.293cm" svg:y="10.712cm">
          <text:p text:style-name="P2"><text:span text:style-name="T40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1" draw:text-style-name="P12" draw:layer="layout" svg:width="1.527cm" svg:height="1.778cm" svg:x="13.966cm" svg:y="12.511cm">
          <text:p text:style-name="P2"><text:span text:style-name="T40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1" draw:text-style-name="P12" draw:layer="layout" svg:width="2.543cm" svg:height="1.778cm" svg:x="18.785cm" svg:y="12.511cm">
          <text:p text:style-name="P2"><text:span text:style-name="T40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1" draw:text-style-name="P12" draw:layer="layout" svg:width="2.543cm" svg:height="1.778cm" svg:x="13.458cm" svg:y="14.31cm">
          <text:p text:style-name="P2"><text:span text:style-name="T40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3" draw:text-style-name="P36" draw:layer="layout" svg:width="9.908cm" svg:height="3.712cm" svg:x="0.573cm" svg:y="9.525cm">
          <text:p text:style-name="P37"><text:span text:style-name="T27">bytes per pixel</text:span></text:p>
          <text:p text:style-name="P37"><text:span text:style-name="T40">1 byte</text:span></text:p>
          <text:p text:style-name="P37"><text:span text:style-name="T40">[0,0,0,0,0,0,0,1]</text:span></text:p>
          <draw:enhanced-geometry draw:mirror-horizontal="false" draw:mirror-vertical="false" svg:viewBox="0 0 0 0" drawooo:sub-view-size="21600 21600 21600 21600" draw:text-areas="0 0 ?f21 ?f23" draw:type="ooxml-non-primitive" draw:modifiers="27598 -24217 2206 22061 1847 12112 -25140 12622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10" draw:style-name="gr10" draw:text-style-name="P26" draw:layer="layout" svg:width="1.181cm" svg:height="1.428cm" svg:x="19.314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1" draw:text-style-name="P27" draw:layer="layout" svg:width="1.181cm" svg:height="1.428cm" svg:x="20.496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1" draw:text-style-name="P27" draw:layer="layout" svg:width="1.181cm" svg:height="1.428cm" svg:x="21.678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1" draw:text-style-name="P27" draw:layer="layout" svg:width="1.181cm" svg:height="1.427cm" svg:x="19.314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2" draw:text-style-name="P28" draw:layer="layout" svg:width="1.181cm" svg:height="1.427cm" svg:x="20.496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13" draw:text-style-name="P29" draw:layer="layout" svg:width="1.181cm" svg:height="1.427cm" svg:x="21.678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19" draw:text-style-name="P35" draw:layer="layout" svg:width="12.91cm" svg:height="1.778cm" svg:x="12.066cm" svg:y="5.54cm">
          <text:p text:style-name="P2"><text:span text:style-name="T40">3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19" draw:text-style-name="P35" draw:layer="layout" svg:width="12.91cm" svg:height="1.778cm" svg:x="12.066cm" svg:y="7.079cm">
          <text:p text:style-name="P2"><text:span text:style-name="T40">2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anim:par presentation:node-type="timing-root">
          <anim:par smil:begin="id1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4" draw:layer="layout" svg:width="12.69cm" svg:height="9.52cm" svg:x="3.179cm" svg:y="1.931cm" draw:page-number="19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mages as binary files" draw:style-name="dp1" draw:master-page-name="Default" xml:id="id20" draw:id="id20">
        <draw:frame draw:name="Title 1" presentation:style-name="pr2" draw:text-style-name="P7" draw:layer="layout" svg:width="21.478cm" svg:height="3.427cm" svg:x="3.364cm" svg:y="0.296cm" presentation:class="title" presentation:user-transformed="true">
          <draw:text-box>
            <text:p text:style-name="P6"><text:span text:style-name="T30">Images as binary files</text:span></text:p>
          </draw:text-box>
        </draw:frame>
        <draw:custom-shape draw:name="Freeform 2" draw:style-name="gr20" draw:text-style-name="P36" draw:layer="layout" svg:width="1.527cm" svg:height="1.778cm" svg:x="13.966cm" svg:y="8.913cm">
          <text:p text:style-name="P2"><text:span text:style-name="T40">1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21" draw:text-style-name="P12" draw:layer="layout" svg:width="2.543cm" svg:height="1.778cm" svg:x="18.785cm" svg:y="8.913cm">
          <text:p text:style-name="P2"><text:span text:style-name="T40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1" draw:text-style-name="P12" draw:layer="layout" svg:width="1.527cm" svg:height="1.778cm" svg:x="13.966cm" svg:y="10.712cm">
          <text:p text:style-name="P2"><text:span text:style-name="T40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1" draw:text-style-name="P12" draw:layer="layout" svg:width="1.527cm" svg:height="1.778cm" svg:x="19.293cm" svg:y="10.712cm">
          <text:p text:style-name="P2"><text:span text:style-name="T40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1" draw:text-style-name="P12" draw:layer="layout" svg:width="1.527cm" svg:height="1.778cm" svg:x="13.966cm" svg:y="12.511cm">
          <text:p text:style-name="P2"><text:span text:style-name="T40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1" draw:text-style-name="P12" draw:layer="layout" svg:width="2.543cm" svg:height="1.778cm" svg:x="18.785cm" svg:y="12.511cm">
          <text:p text:style-name="P2"><text:span text:style-name="T40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1" draw:text-style-name="P12" draw:layer="layout" svg:width="2.543cm" svg:height="1.778cm" svg:x="13.458cm" svg:y="14.31cm">
          <text:p text:style-name="P2"><text:span text:style-name="T40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0" draw:text-style-name="P26" draw:layer="layout" svg:width="1.181cm" svg:height="1.428cm" svg:x="19.314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1" draw:text-style-name="P27" draw:layer="layout" svg:width="1.181cm" svg:height="1.428cm" svg:x="20.496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1" draw:text-style-name="P27" draw:layer="layout" svg:width="1.181cm" svg:height="1.428cm" svg:x="21.678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1" draw:text-style-name="P27" draw:layer="layout" svg:width="1.181cm" svg:height="1.427cm" svg:x="19.314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2" draw:text-style-name="P28" draw:layer="layout" svg:width="1.181cm" svg:height="1.427cm" svg:x="20.496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3" draw:text-style-name="P29" draw:layer="layout" svg:width="1.181cm" svg:height="1.427cm" svg:x="21.678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24" draw:text-style-name="P12" draw:layer="layout" svg:width="9.907cm" svg:height="3.712cm" svg:x="0.966cm" svg:y="4.688cm">
          <text:p text:style-name="P37"><text:span text:style-name="T27">pixel</text:span></text:p>
          <text:p text:style-name="P37"><text:span text:style-name="T40">1 byte</text:span></text:p>
          <text:p text:style-name="P37"><text:span text:style-name="T40">[1,1,1,1,1,1,1,1]</text:span></text:p>
          <draw:enhanced-geometry draw:mirror-horizontal="false" draw:mirror-vertical="false" svg:viewBox="0 0 0 0" drawooo:sub-view-size="21600 21600 21600 21600" draw:text-areas="0 0 ?f21 ?f23" draw:type="ooxml-non-primitive" draw:modifiers="38057 25525 29476 22061 1847 11257 24601 11766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18" draw:style-name="gr24" draw:text-style-name="P12" draw:layer="layout" svg:width="9.907cm" svg:height="3.712cm" svg:x="0.966cm" svg:y="12.391cm">
          <text:p text:style-name="P37"><text:span text:style-name="T27">pixel</text:span></text:p>
          <text:p text:style-name="P37"><text:span text:style-name="T40">1 byte</text:span></text:p>
          <text:p text:style-name="P37"><text:span text:style-name="T40">[0,0,0,0,0,0,0,0]</text:span></text:p>
          <draw:enhanced-geometry draw:mirror-horizontal="false" draw:mirror-vertical="false" svg:viewBox="0 0 0 0" drawooo:sub-view-size="21600 21600 21600 21600" draw:text-areas="0 0 ?f21 ?f23" draw:type="ooxml-non-primitive" draw:modifiers="26041 -16829 -3104 22061 1847 12179 -17752 12689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20" draw:style-name="gr19" draw:text-style-name="P35" draw:layer="layout" svg:width="12.91cm" svg:height="1.778cm" svg:x="12.066cm" svg:y="5.54cm">
          <text:p text:style-name="P2"><text:span text:style-name="T40">3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1" draw:style-name="gr19" draw:text-style-name="P35" draw:layer="layout" svg:width="12.91cm" svg:height="1.778cm" svg:x="12.066cm" svg:y="7.079cm">
          <text:p text:style-name="P2"><text:span text:style-name="T40">2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4" draw:layer="layout" svg:width="12.69cm" svg:height="9.52cm" svg:x="3.179cm" svg:y="1.931cm" draw:page-number="20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Binary example" draw:style-name="dp1" draw:master-page-name="Default" xml:id="id21" draw:id="id21">
        <draw:frame draw:name="Title 1" presentation:style-name="pr2" draw:text-style-name="P7" draw:layer="layout" svg:width="24.207cm" svg:height="3.427cm" svg:x="0.635cm" svg:y="0.296cm" presentation:class="title" presentation:user-transformed="true">
          <draw:text-box>
            <text:p text:style-name="P24"><text:span text:style-name="T41">Binary example</text:span></text:p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4" draw:layer="layout" svg:width="12.69cm" svg:height="9.52cm" svg:x="3.179cm" svg:y="1.931cm" draw:page-number="21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xml:id="id22" draw:id="id22">
        <draw:g draw:name="Group 1">
          <draw:frame draw:name="Picture 2" draw:style-name="gr1" draw:text-style-name="P1" draw:layer="layout" svg:width="6.543cm" svg:height="2.636cm" svg:x="8.89cm" svg:y="0.538cm">
            <draw:image xlink:href="Pictures/20000025000069D500002AAF765C45A3796D4B49.wmf" xlink:type="simple" xlink:show="embed" xlink:actuate="onLoad">
              <text:p/>
            </draw:image>
          </draw:frame>
          <draw:custom-shape draw:name="Freeform 3" draw:style-name="gr2" draw:text-style-name="P3" draw:layer="layout" svg:width="5.326cm" svg:height="1.693cm" svg:x="9.463cm" svg:y="0.974cm">
            <text:p text:style-name="P2"><text:span text:style-name="T1">String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4" draw:layer="layout" svg:width="12.69cm" svg:height="9.52cm" svg:x="3.179cm" svg:y="1.931cm" draw:page-number="22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What is a string ?" draw:style-name="dp1" draw:master-page-name="Default" xml:id="id23" draw:id="id23">
        <draw:frame draw:name="Title 1" presentation:style-name="pr4" draw:text-style-name="P7" draw:layer="layout" svg:width="21.478cm" svg:height="3.382cm" svg:x="3.364cm" svg:y="0.319cm" presentation:class="title" presentation:user-transformed="true">
          <draw:text-box>
            <text:p text:style-name="P6"><text:span text:style-name="T20">What is a string ?</text:span></text:p>
          </draw:text-box>
        </draw:frame>
        <draw:frame draw:name="Text Placeholder 2" presentation:style-name="pr5" draw:text-style-name="P10" draw:layer="layout" svg:width="24.01cm" svg:height="13.954cm" svg:x="0.832cm" svg:y="3.642cm" presentation:class="outline" presentation:user-transformed="true">
          <draw:text-box>
            <text:list text:style-name="L2">
              <text:list-item>
                <text:p text:style-name="P20"><text:span text:style-name="T5">a typedef for basic_string&lt;char&gt;</text:span></text:p>
              </text:list-item>
              <text:list-item>
                <text:p text:style-name="P20"><text:span text:style-name="T5">The basic_string class represents a Sequence of characters.</text:span></text:p>
              </text:list-item>
              <text:list-item>
                <text:p text:style-name="P20"><text:span text:style-name="T5">It contains:</text:span></text:p>
              </text:list-item>
            </text:list>
            <text:list text:style-name="L9">
              <text:list-item>
                <text:list>
                  <text:list-item>
                    <text:p text:style-name="P20"><text:span text:style-name="T5">all the usual operations of a Sequence.</text:span></text:p>
                  </text:list-item>
                  <text:list-item>
                    <text:p text:style-name="P20"><text:span text:style-name="T5">standard string operations such as search and concatenation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4" draw:layer="layout" svg:width="12.69cm" svg:height="9.515cm" svg:x="3.179cm" svg:y="1.909cm" draw:page-number="23" presentation:class="page"/>
          <draw:frame draw:name="Notes Placeholder 2" presentation:style-name="pr1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Rope: non standard!" draw:style-name="dp1" draw:master-page-name="Default" xml:id="id24" draw:id="id24">
        <draw:frame draw:name="Title 1" presentation:style-name="pr4" draw:text-style-name="P7" draw:layer="layout" svg:width="21.478cm" svg:height="3.382cm" svg:x="3.364cm" svg:y="0.319cm" presentation:class="title" presentation:user-transformed="true">
          <draw:text-box>
            <text:p text:style-name="P6"><text:span text:style-name="T20">Rope: non standard!</text:span></text:p>
          </draw:text-box>
        </draw:frame>
        <draw:frame draw:name="Text Placeholder 2" presentation:style-name="pr5" draw:text-style-name="P10" draw:layer="layout" svg:width="24.01cm" svg:height="13.954cm" svg:x="0.832cm" svg:y="3.642cm" presentation:class="outline" presentation:user-transformed="true">
          <draw:text-box>
            <text:list text:style-name="L2">
              <text:list-item>
                <text:p text:style-name="P20"><text:span text:style-name="T5">Scalable string implementation.</text:span></text:p>
              </text:list-item>
              <text:list-item>
                <text:p text:style-name="P20"><text:span text:style-name="T5">Efficient operation that involve the string as a whole.</text:span></text:p>
              </text:list-item>
              <text:list-item>
                <text:p text:style-name="P20"><text:span text:style-name="T5">A rope is a reasonable representation for very long strings such as edit buffers or mail messages.</text:span></text:p>
              </text:list-item>
            </text:list>
          </draw:text-box>
        </draw:frame>
        <anim:par presentation:node-type="timing-root">
          <anim:par smil:begin="id2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4" draw:layer="layout" svg:width="12.69cm" svg:height="9.515cm" svg:x="3.179cm" svg:y="1.909cm" draw:page-number="24" presentation:class="page"/>
          <draw:frame draw:name="Notes Placeholder 2" presentation:style-name="pr1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Rope: non standard!" draw:style-name="dp1" draw:master-page-name="Default" xml:id="id25" draw:id="id25">
        <draw:frame draw:name="Title 1" presentation:style-name="pr4" draw:text-style-name="P7" draw:layer="layout" svg:width="21.478cm" svg:height="3.382cm" svg:x="3.364cm" svg:y="0.319cm" presentation:class="title" presentation:user-transformed="true">
          <draw:text-box>
            <text:p text:style-name="P6"><text:span text:style-name="T20">Rope: non standard!</text:span></text:p>
          </draw:text-box>
        </draw:frame>
        <draw:frame draw:name="Text Placeholder 2" presentation:style-name="pr5" draw:text-style-name="P10" draw:layer="layout" svg:width="24.01cm" svg:height="13.954cm" svg:x="0.832cm" svg:y="3.642cm" presentation:class="outline" presentation:user-transformed="true">
          <draw:text-box>
            <text:p text:style-name="P21"><text:span text:style-name="T5">#include &lt;ext/rope&gt;</text:span></text:p>
            <text:p text:style-name="P21"><text:span text:style-name="T5">#include &lt;iostream&gt;</text:span></text:p>
            <text:p text:style-name="P21"><text:span text:style-name="T5">using namespace std;</text:span></text:p>
            <text:p text:style-name="P21"><text:span text:style-name="T5"/></text:p>
            <text:p text:style-name="P21"><text:span text:style-name="T5">int main() {</text:span></text:p>
            <text:p text:style-name="P21"><text:span text:style-name="T5"><text:s text:c="2"/></text:span><text:span text:style-name="T5">__gnu_cxx::crope r("this should be longer!");</text:span></text:p>
            <text:p text:style-name="P21"><text:span text:style-name="T5"><text:s text:c="2"/></text:span><text:span text:style-name="T5">cout &lt;&lt; r &lt;&lt; endl;</text:span></text:p>
            <text:p text:style-name="P21"><text:span text:style-name="T5">}</text:span></text:p>
            <text:p text:style-name="P20"><text:span text:style-name="T5"/></text:p>
          </draw:text-box>
        </draw:frame>
        <anim:par presentation:node-type="timing-root">
          <anim:par smil:begin="id2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4" draw:layer="layout" svg:width="12.69cm" svg:height="9.515cm" svg:x="3.179cm" svg:y="1.909cm" draw:page-number="25" presentation:class="page"/>
          <draw:frame draw:name="Notes Placeholder 2" presentation:style-name="pr1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How to convert something to a string?" draw:style-name="dp1" draw:master-page-name="Default" xml:id="id26" draw:id="id26">
        <draw:frame draw:name="Title 1" presentation:style-name="pr4" draw:text-style-name="P7" draw:layer="layout" svg:width="25.399cm" svg:height="3.382cm" svg:x="0cm" svg:y="0.319cm" presentation:class="title" presentation:user-transformed="true">
          <draw:text-box>
            <text:p text:style-name="P24"><text:span text:style-name="T42">How to convert something to a string?</text:span></text:p>
          </draw:text-box>
        </draw:frame>
        <draw:frame draw:name="Text Placeholder 2" presentation:style-name="pr5" draw:text-style-name="P10" draw:layer="layout" svg:width="24.01cm" svg:height="13.954cm" svg:x="0.832cm" svg:y="3.642cm" presentation:class="outline" presentation:user-transformed="true">
          <draw:text-box>
            <text:p text:style-name="P20"><text:span text:style-name="T5"/></text:p>
            <text:list text:style-name="L2">
              <text:list-item>
                <text:p text:style-name="P20"><text:span text:style-name="T5">c++11: to_string for primitives </text:span></text:p>
              </text:list-item>
            </text:list>
            <text:p text:style-name="P20"><text:span text:style-name="T5"/></text:p>
            <text:list text:continue-numbering="true" text:style-name="L2">
              <text:list-item>
                <text:p text:style-name="P20"><text:span text:style-name="T5">Using std::ostringstream</text:span></text:p>
              </text:list-item>
              <text:list-item>
                <text:p text:style-name="P20"><text:span text:style-name="T5">We can encapsulate the string conversion and format into stringify functions – </text:span><text:span text:style-name="T28">stringify example</text:span></text:p>
              </text:list-item>
            </text:list>
          </draw:text-box>
        </draw:frame>
        <anim:par presentation:node-type="timing-root">
          <anim:par smil:begin="id2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4" draw:layer="layout" svg:width="12.69cm" svg:height="9.515cm" svg:x="3.179cm" svg:y="1.909cm" draw:page-number="26" presentation:class="page"/>
          <draw:frame draw:name="Notes Placeholder 2" presentation:style-name="pr1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More?" draw:style-name="dp1" draw:master-page-name="Default" xml:id="id27" draw:id="id27">
        <draw:frame draw:name="Title 1" presentation:style-name="pr4" draw:text-style-name="P7" draw:layer="layout" svg:width="25.399cm" svg:height="3.382cm" svg:x="0cm" svg:y="0.319cm" presentation:class="title" presentation:user-transformed="true">
          <draw:text-box>
            <text:p text:style-name="P24"><text:span text:style-name="T42">More?</text:span></text:p>
          </draw:text-box>
        </draw:frame>
        <draw:frame draw:name="Text Placeholder 2" presentation:style-name="pr5" draw:text-style-name="P10" draw:layer="layout" svg:width="24.01cm" svg:height="13.954cm" svg:x="0.832cm" svg:y="1.708cm" presentation:class="outline" presentation:user-transformed="true">
          <draw:text-box>
            <text:p text:style-name="P20"><text:span text:style-name="T5"/></text:p>
            <text:list text:style-name="L2">
              <text:list-item>
                <text:p text:style-name="P20"><text:span text:style-name="T5">Lots of other features, especially in c++11 (threads,…)</text:span></text:p>
              </text:list-item>
            </text:list>
            <text:p text:style-name="P20"><text:span text:style-name="T5"/></text:p>
            <text:list text:continue-numbering="true" text:style-name="L2">
              <text:list-item>
                <text:p text:style-name="P20"><text:span text:style-name="T5">Other libraries:</text:span></text:p>
              </text:list-item>
            </text:list>
            <text:list text:style-name="L10">
              <text:list-item>
                <text:list>
                  <text:list-item>
                    <text:p text:style-name="P20"><text:span text:style-name="T5">Boost</text:span></text:p>
                  </text:list-item>
                  <text:list-item>
                    <text:p text:style-name="P20"><text:span text:style-name="T5">opencv, dlib, armadillo, zlib, …</text:span></text:p>
                  </text:list-item>
                </text:list>
              </text:list-item>
            </text:list>
            <text:p text:style-name="P20"><text:span text:style-name="T5"/></text:p>
          </draw:text-box>
        </draw:frame>
        <anim:par presentation:node-type="timing-root">
          <anim:par smil:begin="id2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4" draw:layer="layout" svg:width="12.69cm" svg:height="9.515cm" svg:x="3.179cm" svg:y="1.909cm" draw:page-number="27" presentation:class="page"/>
          <draw:frame draw:name="Notes Placeholder 2" presentation:style-name="pr1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5" svg:font-family="Arial"/>
    <style:font-face style:name="Calibri2" svg:font-family="Calibri"/>
    <style:font-face style:name="Calibri4" svg:font-family="Calibri" style:font-family-generic="modern"/>
    <style:font-face style:name="Courier New2" svg:font-family="'Courier New'" style:font-family-generic="modern"/>
    <style:font-face style:name="Arial2" svg:font-family="Arial" style:font-family-generic="roman"/>
    <style:font-face style:name="Calibri3" svg:font-family="Calibri" style:font-family-generic="roman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Courier New3" svg:font-family="'Courier New'" style:font-family-generic="decorative" style:font-pitch="variable"/>
    <style:font-face style:name="Noto Sans CJK SC Regular2" svg:font-family="'Noto Sans CJK SC Regular'" style:font-family-generic="decorative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Arial4" svg:font-family="Arial" style:font-family-generic="swiss" style:font-pitch="variable"/>
    <style:font-face style:name="Liberation Sans4" svg:font-family="'Liberation Sans'" style:font-family-generic="swiss" style:font-pitch="variable"/>
    <style:font-face style:name="Nachlieli CLM3" svg:font-family="'Nachlieli CLM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cec7d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cec7d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0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Times New Roman (Hebrew)1" style:font-size-asian="16pt" style:font-style-asian="normal" style:font-weight-asian="normal" style:font-name-complex="Times New Roman (Hebrew)2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Footer Placeholder 1" presentation:style-name="Mpr1" draw:text-style-name="MP5" draw:layer="backgroundobjects" svg:width="7.337cm" svg:height="1.27cm" svg:x="0cm" svg:y="17.78cm" presentation:class="footer" presentation:user-transformed="true">
        <draw:text-box>
          <text:p/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6" draw:text-style-name="MP7" draw:layer="backgroundobjects" svg:width="21.478cm" svg:height="3.632cm" svg:x="3.364cm" svg:y="0.194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Content Placeholder 2" presentation:style-name="Mpr7" draw:text-style-name="MP11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3">Second level</text:span></text:p>
                                          <text:list>
                                            <text:list-item>
                                              <text:p><text:span text:style-name="MT4">Third level</text:span></text:p>
                                              <text:list>
                                                <text:list-item>
                                                  <text:p text:style-name="MP9"><text:span text:style-name="MT4">Fourth level</text:span></text:p>
                                                </text:list-item>
                                                <text:list-item>
                                                  <text:p text:style-name="MP10"><text:span text:style-name="MT4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8" draw:text-style-name="MP12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Slide Number Placeholder 4" presentation:style-name="Mpr8" draw:text-style-name="MP12" draw:layer="backgroundobjects" svg:width="1.203cm" svg:height="0.935cm" svg:x="26.172cm" svg:y="18.113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ofirpele</meta:initial-creator>
    <meta:editing-cycles>198</meta:editing-cycles>
    <meta:print-date>2006-12-24T17:09:16</meta:print-date>
    <meta:creation-date>1601-01-01T02:00:00</meta:creation-date>
    <dc:date>2018-05-03T12:09:29.627272951</dc:date>
    <meta:editing-duration>P1DT19H24M22S</meta:editing-duration>
    <meta:generator>LibreOffice/5.1.6.2$Linux_X86_64 LibreOffice_project/10m0$Build-2</meta:generator>
    <meta:document-statistic meta:object-count="236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13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4</meta:user-defined>
  </office:meta>
</office:document-meta>
</file>